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189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ados_20_RNA_20__28_trein_2b_teste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5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 RNA (trein+teste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Classe: Desligar o Motor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Classe: Ligar o Motor</text:p>
          </table:table-cell>
          <table:covered-table-cell table:number-columns-repeated="2" table:style-name="ce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X1 (Pressão)</text:p>
          </table:table-cell>
          <table:table-cell table:style-name="ce2" office:value-type="string" calcext:value-type="string">
            <text:p>X2 (Temperatura)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X1 (Pressão)</text:p>
          </table:table-cell>
          <table:table-cell table:style-name="ce2" office:value-type="string" calcext:value-type="string">
            <text:p>X2 (Temperatura)</text:p>
          </table:table-cell>
          <table:table-cell table:style-name="ce2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15325679359277" calcext:value-type="float">
            <text:p>-0,2153</text:p>
          </table:table-cell>
          <table:table-cell table:style-name="ce3" office:value-type="float" office:value="-0.288509843472417" calcext:value-type="float">
            <text:p>-0,288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1631201870537" calcext:value-type="float">
            <text:p>0,4163</text:p>
          </table:table-cell>
          <table:table-cell table:style-name="ce3" office:value-type="float" office:value="0.999999999999998" calcext:value-type="float">
            <text:p>1,00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63641585023615" calcext:value-type="float">
            <text:p>-0,2636</text:p>
          </table:table-cell>
          <table:table-cell table:style-name="ce3" office:value-type="float" office:value="-0.673540980040283" calcext:value-type="float">
            <text:p>-0,673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51697531946209" calcext:value-type="float">
            <text:p>0,4517</text:p>
          </table:table-cell>
          <table:table-cell table:style-name="ce3" office:value-type="float" office:value="0.997908052042091" calcext:value-type="float">
            <text:p>0,99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43518824575235" calcext:value-type="float">
            <text:p>-0,8435</text:p>
          </table:table-cell>
          <table:table-cell table:style-name="ce3" office:value-type="float" office:value="0.215868538717908" calcext:value-type="float">
            <text:p>0,215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08196870212119" calcext:value-type="float">
            <text:p>0,5082</text:p>
          </table:table-cell>
          <table:table-cell table:style-name="ce3" office:value-type="float" office:value="0.981871524576137" calcext:value-type="float">
            <text:p>0,981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34878367320377" calcext:value-type="float">
            <text:p>-0,9349</text:p>
          </table:table-cell>
          <table:table-cell table:style-name="ce3" office:value-type="float" office:value="0.551532263869187" calcext:value-type="float">
            <text:p>0,551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11682040557563" calcext:value-type="float">
            <text:p>0,6117</text:p>
          </table:table-cell>
          <table:table-cell table:style-name="ce3" office:value-type="float" office:value="0.991898601169032" calcext:value-type="float">
            <text:p>0,991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175318233745843" calcext:value-type="float">
            <text:p>-0,0175</text:p>
          </table:table-cell>
          <table:table-cell table:style-name="ce3" office:value-type="float" office:value="0.244473531756337" calcext:value-type="float">
            <text:p>0,244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86043932909009" calcext:value-type="float">
            <text:p>0,3860</text:p>
          </table:table-cell>
          <table:table-cell table:style-name="ce3" office:value-type="float" office:value="0.999561671122175" calcext:value-type="float">
            <text:p>0,99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44425205971127" calcext:value-type="float">
            <text:p>-0,8444</text:p>
          </table:table-cell>
          <table:table-cell table:style-name="ce3" office:value-type="float" office:value="-0.614453794558297" calcext:value-type="float">
            <text:p>-0,614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95507476001934" calcext:value-type="float">
            <text:p>0,4955</text:p>
          </table:table-cell>
          <table:table-cell table:style-name="ce3" office:value-type="float" office:value="0.967715073514652" calcext:value-type="float">
            <text:p>0,96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56191157532625" calcext:value-type="float">
            <text:p>-0,7562</text:p>
          </table:table-cell>
          <table:table-cell table:style-name="ce3" office:value-type="float" office:value="-0.401258425127815" calcext:value-type="float">
            <text:p>-0,401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82259573644184" calcext:value-type="float">
            <text:p>0,8823</text:p>
          </table:table-cell>
          <table:table-cell table:style-name="ce3" office:value-type="float" office:value="0.976946648426512" calcext:value-type="float">
            <text:p>0,97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10843065344931" calcext:value-type="float">
            <text:p>-0,3108</text:p>
          </table:table-cell>
          <table:table-cell table:style-name="ce3" office:value-type="float" office:value="0.698933845247597" calcext:value-type="float">
            <text:p>0,698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96593109978953" calcext:value-type="float">
            <text:p>0,2966</text:p>
          </table:table-cell>
          <table:table-cell table:style-name="ce3" office:value-type="float" office:value="0.999760869293855" calcext:value-type="float">
            <text:p>0,99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86251092812565" calcext:value-type="float">
            <text:p>-0,8863</text:p>
          </table:table-cell>
          <table:table-cell table:style-name="ce3" office:value-type="float" office:value="0.290565220713993" calcext:value-type="float">
            <text:p>0,290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7185435524472" calcext:value-type="float">
            <text:p>0,8172</text:p>
          </table:table-cell>
          <table:table-cell table:style-name="ce3" office:value-type="float" office:value="0.95904252031191" calcext:value-type="float">
            <text:p>0,95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7179535584255" calcext:value-type="float">
            <text:p>-0,5718</text:p>
          </table:table-cell>
          <table:table-cell table:style-name="ce3" office:value-type="float" office:value="-0.335306574696449" calcext:value-type="float">
            <text:p>-0,335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45466349409295" calcext:value-type="float">
            <text:p>0,3455</text:p>
          </table:table-cell>
          <table:table-cell table:style-name="ce3" office:value-type="float" office:value="0.959020657856744" calcext:value-type="float">
            <text:p>0,95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13271619972193" calcext:value-type="float">
            <text:p>-0,6133</text:p>
          </table:table-cell>
          <table:table-cell table:style-name="ce3" office:value-type="float" office:value="-0.567346193992835" calcext:value-type="float">
            <text:p>-0,567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1044974962962" calcext:value-type="float">
            <text:p>0,8110</text:p>
          </table:table-cell>
          <table:table-cell table:style-name="ce3" office:value-type="float" office:value="0.959815264747014" calcext:value-type="float">
            <text:p>0,95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04609241713347" calcext:value-type="float">
            <text:p>-0,1046</text:p>
          </table:table-cell>
          <table:table-cell table:style-name="ce3" office:value-type="float" office:value="0.533008668149023" calcext:value-type="float">
            <text:p>0,533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82821145162712" calcext:value-type="float">
            <text:p>0,6828</text:p>
          </table:table-cell>
          <table:table-cell table:style-name="ce3" office:value-type="float" office:value="0.953254086530142" calcext:value-type="float">
            <text:p>0,953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54581447294139" calcext:value-type="float">
            <text:p>-0,7546</text:p>
          </table:table-cell>
          <table:table-cell table:style-name="ce3" office:value-type="float" office:value="-0.0988486851188059" calcext:value-type="float">
            <text:p>-0,098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23184325231868" calcext:value-type="float">
            <text:p>0,9232</text:p>
          </table:table-cell>
          <table:table-cell table:style-name="ce3" office:value-type="float" office:value="0.965254388921989" calcext:value-type="float">
            <text:p>0,96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97104779323228" calcext:value-type="float">
            <text:p>-0,7971</text:p>
          </table:table-cell>
          <table:table-cell table:style-name="ce3" office:value-type="float" office:value="-0.760597836964411" calcext:value-type="float">
            <text:p>-0,760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34507597268174" calcext:value-type="float">
            <text:p>0,8345</text:p>
          </table:table-cell>
          <table:table-cell table:style-name="ce3" office:value-type="float" office:value="0.942797587038563" calcext:value-type="float">
            <text:p>0,94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172844443275657" calcext:value-type="float">
            <text:p>-0,0173</text:p>
          </table:table-cell>
          <table:table-cell table:style-name="ce3" office:value-type="float" office:value="-0.494862452587006" calcext:value-type="float">
            <text:p>-0,494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32722073780889" calcext:value-type="float">
            <text:p>0,4327</text:p>
          </table:table-cell>
          <table:table-cell table:style-name="ce3" office:value-type="float" office:value="0.937464190296229" calcext:value-type="float">
            <text:p>0,93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59985684932344" calcext:value-type="float">
            <text:p>-0,3600</text:p>
          </table:table-cell>
          <table:table-cell table:style-name="ce3" office:value-type="float" office:value="0.187780207596896" calcext:value-type="float">
            <text:p>0,187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93942197349591" calcext:value-type="float">
            <text:p>0,2939</text:p>
          </table:table-cell>
          <table:table-cell table:style-name="ce3" office:value-type="float" office:value="0.973803864776211" calcext:value-type="float">
            <text:p>0,97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05766760236316" calcext:value-type="float">
            <text:p>-0,1058</text:p>
          </table:table-cell>
          <table:table-cell table:style-name="ce3" office:value-type="float" office:value="0.306129509777726" calcext:value-type="float">
            <text:p>0,306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53838960757058" calcext:value-type="float">
            <text:p>0,6538</text:p>
          </table:table-cell>
          <table:table-cell table:style-name="ce3" office:value-type="float" office:value="0.895204976454743" calcext:value-type="float">
            <text:p>0,89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88210562323417" calcext:value-type="float">
            <text:p>-0,1882</text:p>
          </table:table-cell>
          <table:table-cell table:style-name="ce3" office:value-type="float" office:value="-0.735698265464538" calcext:value-type="float">
            <text:p>-0,735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5344366159595" calcext:value-type="float">
            <text:p>0,8153</text:p>
          </table:table-cell>
          <table:table-cell table:style-name="ce3" office:value-type="float" office:value="0.869464651045803" calcext:value-type="float">
            <text:p>0,86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14142306799919" calcext:value-type="float">
            <text:p>-0,7141</text:p>
          </table:table-cell>
          <table:table-cell table:style-name="ce3" office:value-type="float" office:value="0.761890498334927" calcext:value-type="float">
            <text:p>0,761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184024670827507" calcext:value-type="float">
            <text:p>0,1840</text:p>
          </table:table-cell>
          <table:table-cell table:style-name="ce3" office:value-type="float" office:value="0.948868466078977" calcext:value-type="float">
            <text:p>0,94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134177051402863" calcext:value-type="float">
            <text:p>-0,0134</text:p>
          </table:table-cell>
          <table:table-cell table:style-name="ce3" office:value-type="float" office:value="0.229268918733861" calcext:value-type="float">
            <text:p>0,229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66645079789689" calcext:value-type="float">
            <text:p>0,8666</text:p>
          </table:table-cell>
          <table:table-cell table:style-name="ce3" office:value-type="float" office:value="0.937377427582727" calcext:value-type="float">
            <text:p>0,93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29188003613454" calcext:value-type="float">
            <text:p>-0,4292</text:p>
          </table:table-cell>
          <table:table-cell table:style-name="ce3" office:value-type="float" office:value="-0.345273406762282" calcext:value-type="float">
            <text:p>-0,345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33768543316708" calcext:value-type="float">
            <text:p>0,5338</text:p>
          </table:table-cell>
          <table:table-cell table:style-name="ce3" office:value-type="float" office:value="0.865840411441635" calcext:value-type="float">
            <text:p>0,86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52130880359328" calcext:value-type="float">
            <text:p>-0,7521</text:p>
          </table:table-cell>
          <table:table-cell table:style-name="ce3" office:value-type="float" office:value="0.0279466105538755" calcext:value-type="float">
            <text:p>0,027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98467741750694" calcext:value-type="float">
            <text:p>0,6985</text:p>
          </table:table-cell>
          <table:table-cell table:style-name="ce3" office:value-type="float" office:value="0.927557177822256" calcext:value-type="float">
            <text:p>0,92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27801315287721" calcext:value-type="float">
            <text:p>-0,0278</text:p>
          </table:table-cell>
          <table:table-cell table:style-name="ce3" office:value-type="float" office:value="0.148895974946193" calcext:value-type="float">
            <text:p>0,148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186825832396609" calcext:value-type="float">
            <text:p>0,1868</text:p>
          </table:table-cell>
          <table:table-cell table:style-name="ce3" office:value-type="float" office:value="0.907775703893837" calcext:value-type="float">
            <text:p>0,90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27014934530425" calcext:value-type="float">
            <text:p>-0,5270</text:p>
          </table:table-cell>
          <table:table-cell table:style-name="ce3" office:value-type="float" office:value="-0.891183332727361" calcext:value-type="float">
            <text:p>-0,891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656472671285" calcext:value-type="float">
            <text:p>0,8266</text:p>
          </table:table-cell>
          <table:table-cell table:style-name="ce3" office:value-type="float" office:value="0.932533594538854" calcext:value-type="float">
            <text:p>0,93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85784378417331" calcext:value-type="float">
            <text:p>-0,1858</text:p>
          </table:table-cell>
          <table:table-cell table:style-name="ce3" office:value-type="float" office:value="-0.922480685635366" calcext:value-type="float">
            <text:p>-0,922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5106904591485" calcext:value-type="float">
            <text:p>0,8511</text:p>
          </table:table-cell>
          <table:table-cell table:style-name="ce3" office:value-type="float" office:value="0.942677656062967" calcext:value-type="float">
            <text:p>0,942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14832454784838" calcext:value-type="float">
            <text:p>-0,3148</text:p>
          </table:table-cell>
          <table:table-cell table:style-name="ce3" office:value-type="float" office:value="-0.849094950744267" calcext:value-type="float">
            <text:p>-0,849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09790439960065" calcext:value-type="float">
            <text:p>0,7098</text:p>
          </table:table-cell>
          <table:table-cell table:style-name="ce3" office:value-type="float" office:value="0.892041770564728" calcext:value-type="float">
            <text:p>0,892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2117487258169" calcext:value-type="float">
            <text:p>-0,6212</text:p>
          </table:table-cell>
          <table:table-cell table:style-name="ce3" office:value-type="float" office:value="-0.221495716528217" calcext:value-type="float">
            <text:p>-0,221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70301222226279" calcext:value-type="float">
            <text:p>0,7703</text:p>
          </table:table-cell>
          <table:table-cell table:style-name="ce3" office:value-type="float" office:value="0.900930881497469" calcext:value-type="float">
            <text:p>0,900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91636776841442" calcext:value-type="float">
            <text:p>-0,8916</text:p>
          </table:table-cell>
          <table:table-cell table:style-name="ce3" office:value-type="float" office:value="-0.444429613524768" calcext:value-type="float">
            <text:p>-0,444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81732648724596" calcext:value-type="float">
            <text:p>0,4817</text:p>
          </table:table-cell>
          <table:table-cell table:style-name="ce3" office:value-type="float" office:value="0.867503803280801" calcext:value-type="float">
            <text:p>0,86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19806970104292" calcext:value-type="float">
            <text:p>-0,7198</text:p>
          </table:table-cell>
          <table:table-cell table:style-name="ce3" office:value-type="float" office:value="-0.688197348325629" calcext:value-type="float">
            <text:p>-0,688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98491838588695" calcext:value-type="float">
            <text:p>0,3985</text:p>
          </table:table-cell>
          <table:table-cell table:style-name="ce3" office:value-type="float" office:value="0.990382780755895" calcext:value-type="float">
            <text:p>0,99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322884017838566" calcext:value-type="float">
            <text:p>-0,0323</text:p>
          </table:table-cell>
          <table:table-cell table:style-name="ce3" office:value-type="float" office:value="-0.239916880210686" calcext:value-type="float">
            <text:p>-0,239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63714437912998" calcext:value-type="float">
            <text:p>0,9637</text:p>
          </table:table-cell>
          <table:table-cell table:style-name="ce3" office:value-type="float" office:value="0.931441139983025" calcext:value-type="float">
            <text:p>0,93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48534680704853" calcext:value-type="float">
            <text:p>-0,7485</text:p>
          </table:table-cell>
          <table:table-cell table:style-name="ce3" office:value-type="float" office:value="-0.0541202497303389" calcext:value-type="float">
            <text:p>-0,054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15973525283512" calcext:value-type="float">
            <text:p>0,4160</text:p>
          </table:table-cell>
          <table:table-cell table:style-name="ce3" office:value-type="float" office:value="0.86748011075018" calcext:value-type="float">
            <text:p>0,86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7017356157062" calcext:value-type="float">
            <text:p>-0,7702</text:p>
          </table:table-cell>
          <table:table-cell table:style-name="ce3" office:value-type="float" office:value="0.425971000552476" calcext:value-type="float">
            <text:p>0,426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33141223891112" calcext:value-type="float">
            <text:p>0,7331</text:p>
          </table:table-cell>
          <table:table-cell table:style-name="ce3" office:value-type="float" office:value="0.766978384867819" calcext:value-type="float">
            <text:p>0,76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237417392947283" calcext:value-type="float">
            <text:p>0,0237</text:p>
          </table:table-cell>
          <table:table-cell table:style-name="ce3" office:value-type="float" office:value="-0.943750462688063" calcext:value-type="float">
            <text:p>-0,943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06620089576927" calcext:value-type="float">
            <text:p>0,5066</text:p>
          </table:table-cell>
          <table:table-cell table:style-name="ce3" office:value-type="float" office:value="0.820543868140537" calcext:value-type="float">
            <text:p>0,82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60632343106576" calcext:value-type="float">
            <text:p>-0,1606</text:p>
          </table:table-cell>
          <table:table-cell table:style-name="ce3" office:value-type="float" office:value="0.143907731077873" calcext:value-type="float">
            <text:p>0,143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98171316247757" calcext:value-type="float">
            <text:p>0,9982</text:p>
          </table:table-cell>
          <table:table-cell table:style-name="ce3" office:value-type="float" office:value="0.969954761410232" calcext:value-type="float">
            <text:p>0,97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72424771571675" calcext:value-type="float">
            <text:p>-0,6724</text:p>
          </table:table-cell>
          <table:table-cell table:style-name="ce3" office:value-type="float" office:value="-0.614465299834053" calcext:value-type="float">
            <text:p>-0,614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56402495859764" calcext:value-type="float">
            <text:p>0,7564</text:p>
          </table:table-cell>
          <table:table-cell table:style-name="ce3" office:value-type="float" office:value="0.99374386201129" calcext:value-type="float">
            <text:p>0,99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407943157110295" calcext:value-type="float">
            <text:p>-0,0408</text:p>
          </table:table-cell>
          <table:table-cell table:style-name="ce3" office:value-type="float" office:value="-0.502698225111703" calcext:value-type="float">
            <text:p>-0,502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83883451165287" calcext:value-type="float">
            <text:p>0,2839</text:p>
          </table:table-cell>
          <table:table-cell table:style-name="ce3" office:value-type="float" office:value="0.644278038904461" calcext:value-type="float">
            <text:p>0,64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43207679758133" calcext:value-type="float">
            <text:p>-0,2432</text:p>
          </table:table-cell>
          <table:table-cell table:style-name="ce3" office:value-type="float" office:value="0.227707072309461" calcext:value-type="float">
            <text:p>0,227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3067888378799" calcext:value-type="float">
            <text:p>0,7231</text:p>
          </table:table-cell>
          <table:table-cell table:style-name="ce3" office:value-type="float" office:value="0.668654279660946" calcext:value-type="float">
            <text:p>0,66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396487508780359" calcext:value-type="float">
            <text:p>0,0396</text:p>
          </table:table-cell>
          <table:table-cell table:style-name="ce3" office:value-type="float" office:value="-0.576524970895824" calcext:value-type="float">
            <text:p>-0,576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96205556905125" calcext:value-type="float">
            <text:p>0,3962</text:p>
          </table:table-cell>
          <table:table-cell table:style-name="ce3" office:value-type="float" office:value="0.926584046950981" calcext:value-type="float">
            <text:p>0,92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94477417665724" calcext:value-type="float">
            <text:p>-0,6945</text:p>
          </table:table-cell>
          <table:table-cell table:style-name="ce3" office:value-type="float" office:value="-0.533157893248108" calcext:value-type="float">
            <text:p>-0,533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57795960300732" calcext:value-type="float">
            <text:p>0,5578</text:p>
          </table:table-cell>
          <table:table-cell table:style-name="ce3" office:value-type="float" office:value="0.938683245629425" calcext:value-type="float">
            <text:p>0,93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26567131796385" calcext:value-type="float">
            <text:p>-0,5266</text:p>
          </table:table-cell>
          <table:table-cell table:style-name="ce3" office:value-type="float" office:value="0.212180059511198" calcext:value-type="float">
            <text:p>0,212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6735458914019" calcext:value-type="float">
            <text:p>0,9867</text:p>
          </table:table-cell>
          <table:table-cell table:style-name="ce3" office:value-type="float" office:value="0.978602876769172" calcext:value-type="float">
            <text:p>0,97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14736655286076" calcext:value-type="float">
            <text:p>-0,7147</text:p>
          </table:table-cell>
          <table:table-cell table:style-name="ce3" office:value-type="float" office:value="-0.285473567108584" calcext:value-type="float">
            <text:p>-0,285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45016143998696" calcext:value-type="float">
            <text:p>0,6450</text:p>
          </table:table-cell>
          <table:table-cell table:style-name="ce3" office:value-type="float" office:value="0.97260776680694" calcext:value-type="float">
            <text:p>0,97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97840397775902" calcext:value-type="float">
            <text:p>-0,5978</text:p>
          </table:table-cell>
          <table:table-cell table:style-name="ce3" office:value-type="float" office:value="0.409461827673671" calcext:value-type="float">
            <text:p>0,409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23447373388742" calcext:value-type="float">
            <text:p>0,2234</text:p>
          </table:table-cell>
          <table:table-cell table:style-name="ce3" office:value-type="float" office:value="0.584932323221502" calcext:value-type="float">
            <text:p>0,584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84506664407925" calcext:value-type="float">
            <text:p>-0,4845</text:p>
          </table:table-cell>
          <table:table-cell table:style-name="ce3" office:value-type="float" office:value="-0.74853463942074" calcext:value-type="float">
            <text:p>-0,748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6432205950641" calcext:value-type="float">
            <text:p>0,3643</text:p>
          </table:table-cell>
          <table:table-cell table:style-name="ce3" office:value-type="float" office:value="0.894678514975605" calcext:value-type="float">
            <text:p>0,894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92405196314727" calcext:value-type="float">
            <text:p>-0,3924</text:p>
          </table:table-cell>
          <table:table-cell table:style-name="ce3" office:value-type="float" office:value="0.309653118139833" calcext:value-type="float">
            <text:p>0,309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153930128259033" calcext:value-type="float">
            <text:p>0,1539</text:p>
          </table:table-cell>
          <table:table-cell table:style-name="ce3" office:value-type="float" office:value="0.943516247133568" calcext:value-type="float">
            <text:p>0,943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38898163422653" calcext:value-type="float">
            <text:p>-0,6389</text:p>
          </table:table-cell>
          <table:table-cell table:style-name="ce3" office:value-type="float" office:value="0.398708973907107" calcext:value-type="float">
            <text:p>0,398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36101939421035" calcext:value-type="float">
            <text:p>0,8361</text:p>
          </table:table-cell>
          <table:table-cell table:style-name="ce3" office:value-type="float" office:value="0.800671492852661" calcext:value-type="float">
            <text:p>0,80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08470466837673" calcext:value-type="float">
            <text:p>-0,2085</text:p>
          </table:table-cell>
          <table:table-cell table:style-name="ce3" office:value-type="float" office:value="0.412592307389778" calcext:value-type="float">
            <text:p>0,412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78065732832044" calcext:value-type="float">
            <text:p>0,9781</text:p>
          </table:table-cell>
          <table:table-cell table:style-name="ce3" office:value-type="float" office:value="0.594421628659693" calcext:value-type="float">
            <text:p>0,59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27001591626193" calcext:value-type="float">
            <text:p>-0,8270</text:p>
          </table:table-cell>
          <table:table-cell table:style-name="ce3" office:value-type="float" office:value="-0.342500713890786" calcext:value-type="float">
            <text:p>-0,342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78712692072872" calcext:value-type="float">
            <text:p>0,9787</text:p>
          </table:table-cell>
          <table:table-cell table:style-name="ce3" office:value-type="float" office:value="0.742640640446524" calcext:value-type="float">
            <text:p>0,74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04384955278293" calcext:value-type="float">
            <text:p>-0,1044</text:p>
          </table:table-cell>
          <table:table-cell table:style-name="ce3" office:value-type="float" office:value="-0.762063295674018" calcext:value-type="float">
            <text:p>-0,762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40612831755266" calcext:value-type="float">
            <text:p>0,3406</text:p>
          </table:table-cell>
          <table:table-cell table:style-name="ce3" office:value-type="float" office:value="0.608543490178391" calcext:value-type="float">
            <text:p>0,60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07178537687312" calcext:value-type="float">
            <text:p>-0,8072</text:p>
          </table:table-cell>
          <table:table-cell table:style-name="ce3" office:value-type="float" office:value="-0.953082012206799" calcext:value-type="float">
            <text:p>-0,953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06532854509621" calcext:value-type="float">
            <text:p>0,8065</text:p>
          </table:table-cell>
          <table:table-cell table:style-name="ce3" office:value-type="float" office:value="0.887518302260138" calcext:value-type="float">
            <text:p>0,88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34074271599648" calcext:value-type="float">
            <text:p>-0,7341</text:p>
          </table:table-cell>
          <table:table-cell table:style-name="ce3" office:value-type="float" office:value="-0.433078747575454" calcext:value-type="float">
            <text:p>-0,433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21637830873561" calcext:value-type="float">
            <text:p>0,5216</text:p>
          </table:table-cell>
          <table:table-cell table:style-name="ce3" office:value-type="float" office:value="0.811245773786052" calcext:value-type="float">
            <text:p>0,81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65358538827236" calcext:value-type="float">
            <text:p>-0,7654</text:p>
          </table:table-cell>
          <table:table-cell table:style-name="ce3" office:value-type="float" office:value="-0.196991158074275" calcext:value-type="float">
            <text:p>-0,197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86550808712857" calcext:value-type="float">
            <text:p>0,6866</text:p>
          </table:table-cell>
          <table:table-cell table:style-name="ce3" office:value-type="float" office:value="0.875021889594534" calcext:value-type="float">
            <text:p>0,87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13073044413206" calcext:value-type="float">
            <text:p>-0,6131</text:p>
          </table:table-cell>
          <table:table-cell table:style-name="ce3" office:value-type="float" office:value="-0.80366556400666" calcext:value-type="float">
            <text:p>-0,803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12236061568532" calcext:value-type="float">
            <text:p>0,2122</text:p>
          </table:table-cell>
          <table:table-cell table:style-name="ce3" office:value-type="float" office:value="0.828225276693985" calcext:value-type="float">
            <text:p>0,82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25038726300617" calcext:value-type="float">
            <text:p>-0,1250</text:p>
          </table:table-cell>
          <table:table-cell table:style-name="ce3" office:value-type="float" office:value="-0.529556883874221" calcext:value-type="float">
            <text:p>-0,529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4003565370864" calcext:value-type="float">
            <text:p>0,7240</text:p>
          </table:table-cell>
          <table:table-cell table:style-name="ce3" office:value-type="float" office:value="0.825610967474914" calcext:value-type="float">
            <text:p>0,8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1631542453969" calcext:value-type="float">
            <text:p>-0,3163</text:p>
          </table:table-cell>
          <table:table-cell table:style-name="ce3" office:value-type="float" office:value="-0.842311003009908" calcext:value-type="float">
            <text:p>-0,842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79730556635275" calcext:value-type="float">
            <text:p>0,9797</text:p>
          </table:table-cell>
          <table:table-cell table:style-name="ce3" office:value-type="float" office:value="0.765090575568736" calcext:value-type="float">
            <text:p>0,765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944635712425042" calcext:value-type="float">
            <text:p>-0,0945</text:p>
          </table:table-cell>
          <table:table-cell table:style-name="ce3" office:value-type="float" office:value="-0.101166588406731" calcext:value-type="float">
            <text:p>-0,101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76375888058176" calcext:value-type="float">
            <text:p>0,2764</text:p>
          </table:table-cell>
          <table:table-cell table:style-name="ce3" office:value-type="float" office:value="0.866524208704877" calcext:value-type="float">
            <text:p>0,86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98208485121775" calcext:value-type="float">
            <text:p>-0,3982</text:p>
          </table:table-cell>
          <table:table-cell table:style-name="ce3" office:value-type="float" office:value="-0.309620471479967" calcext:value-type="float">
            <text:p>-0,309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86769028694903" calcext:value-type="float">
            <text:p>0,5868</text:p>
          </table:table-cell>
          <table:table-cell table:style-name="ce3" office:value-type="float" office:value="0.820446293063723" calcext:value-type="float">
            <text:p>0,82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09713527267259" calcext:value-type="float">
            <text:p>-0,6097</text:p>
          </table:table-cell>
          <table:table-cell table:style-name="ce3" office:value-type="float" office:value="-0.448608815946824" calcext:value-type="float">
            <text:p>-0,448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19224418242718" calcext:value-type="float">
            <text:p>0,1922</text:p>
          </table:table-cell>
          <table:table-cell table:style-name="ce3" office:value-type="float" office:value="0.71988197339656" calcext:value-type="float">
            <text:p>0,71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56581909719219" calcext:value-type="float">
            <text:p>-0,8566</text:p>
          </table:table-cell>
          <table:table-cell table:style-name="ce3" office:value-type="float" office:value="-0.672397107033076" calcext:value-type="float">
            <text:p>-0,672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30603050809519" calcext:value-type="float">
            <text:p>0,6306</text:p>
          </table:table-cell>
          <table:table-cell table:style-name="ce3" office:value-type="float" office:value="0.566846526180586" calcext:value-type="float">
            <text:p>0,56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46917330245481" calcext:value-type="float">
            <text:p>-0,3469</text:p>
          </table:table-cell>
          <table:table-cell table:style-name="ce3" office:value-type="float" office:value="-0.344403131858711" calcext:value-type="float">
            <text:p>-0,344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30030229107101" calcext:value-type="float">
            <text:p>0,7300</text:p>
          </table:table-cell>
          <table:table-cell table:style-name="ce3" office:value-type="float" office:value="0.531891033999785" calcext:value-type="float">
            <text:p>0,531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71599492159932" calcext:value-type="float">
            <text:p>-0,9716</text:p>
          </table:table-cell>
          <table:table-cell table:style-name="ce3" office:value-type="float" office:value="-0.55262789679483" calcext:value-type="float">
            <text:p>-0,552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07093350871449" calcext:value-type="float">
            <text:p>0,8071</text:p>
          </table:table-cell>
          <table:table-cell table:style-name="ce3" office:value-type="float" office:value="0.892975748305062" calcext:value-type="float">
            <text:p>0,893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849714631885511" calcext:value-type="float">
            <text:p>-0,0850</text:p>
          </table:table-cell>
          <table:table-cell table:style-name="ce3" office:value-type="float" office:value="-0.46068699557787" calcext:value-type="float">
            <text:p>-0,460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41234155166523" calcext:value-type="float">
            <text:p>0,5412</text:p>
          </table:table-cell>
          <table:table-cell table:style-name="ce3" office:value-type="float" office:value="0.787944990836273" calcext:value-type="float">
            <text:p>0,78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79024279016712" calcext:value-type="float">
            <text:p>-0,6790</text:p>
          </table:table-cell>
          <table:table-cell table:style-name="ce3" office:value-type="float" office:value="-0.38479579378837" calcext:value-type="float">
            <text:p>-0,384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9772773968595" calcext:value-type="float">
            <text:p>0,7977</text:p>
          </table:table-cell>
          <table:table-cell table:style-name="ce3" office:value-type="float" office:value="0.703740307220511" calcext:value-type="float">
            <text:p>0,70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54698922453825" calcext:value-type="float">
            <text:p>-0,0547</text:p>
          </table:table-cell>
          <table:table-cell table:style-name="ce3" office:value-type="float" office:value="-0.119928438396502" calcext:value-type="float">
            <text:p>-0,119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0053810898612" calcext:value-type="float">
            <text:p>0,8201</text:p>
          </table:table-cell>
          <table:table-cell table:style-name="ce3" office:value-type="float" office:value="0.898564532958907" calcext:value-type="float">
            <text:p>0,89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034885925265099" calcext:value-type="float">
            <text:p>-0,0035</text:p>
          </table:table-cell>
          <table:table-cell table:style-name="ce3" office:value-type="float" office:value="-0.028638490119159" calcext:value-type="float">
            <text:p>-0,028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8825784320195" calcext:value-type="float">
            <text:p>0,9888</text:p>
          </table:table-cell>
          <table:table-cell table:style-name="ce3" office:value-type="float" office:value="0.706652709628895" calcext:value-type="float">
            <text:p>0,70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40460209382152" calcext:value-type="float">
            <text:p>-0,3405</text:p>
          </table:table-cell>
          <table:table-cell table:style-name="ce3" office:value-type="float" office:value="-0.455158292107972" calcext:value-type="float">
            <text:p>-0,455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1130313336923" calcext:value-type="float">
            <text:p>0,5113</text:p>
          </table:table-cell>
          <table:table-cell table:style-name="ce3" office:value-type="float" office:value="0.525998853415858" calcext:value-type="float">
            <text:p>0,52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40452460587651" calcext:value-type="float">
            <text:p>-0,4405</text:p>
          </table:table-cell>
          <table:table-cell table:style-name="ce3" office:value-type="float" office:value="-0.525802739961735" calcext:value-type="float">
            <text:p>-0,525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7034423989568" calcext:value-type="float">
            <text:p>0,8270</text:p>
          </table:table-cell>
          <table:table-cell table:style-name="ce3" office:value-type="float" office:value="0.447310413072834" calcext:value-type="float">
            <text:p>0,44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53026563340436" calcext:value-type="float">
            <text:p>-0,1530</text:p>
          </table:table-cell>
          <table:table-cell table:style-name="ce3" office:value-type="float" office:value="-0.730371388568332" calcext:value-type="float">
            <text:p>-0,730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78213530254119" calcext:value-type="float">
            <text:p>0,2782</text:p>
          </table:table-cell>
          <table:table-cell table:style-name="ce3" office:value-type="float" office:value="0.739339310780505" calcext:value-type="float">
            <text:p>0,73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76057625735061" calcext:value-type="float">
            <text:p>-0,3761</text:p>
          </table:table-cell>
          <table:table-cell table:style-name="ce3" office:value-type="float" office:value="0.256794063599211" calcext:value-type="float">
            <text:p>0,256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87474687520185" calcext:value-type="float">
            <text:p>0,8875</text:p>
          </table:table-cell>
          <table:table-cell table:style-name="ce3" office:value-type="float" office:value="0.719954005957106" calcext:value-type="float">
            <text:p>0,7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3033237132218" calcext:value-type="float">
            <text:p>-0,8303</text:p>
          </table:table-cell>
          <table:table-cell table:style-name="ce3" office:value-type="float" office:value="-0.125823946904016" calcext:value-type="float">
            <text:p>-0,125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64018750167494" calcext:value-type="float">
            <text:p>0,9640</text:p>
          </table:table-cell>
          <table:table-cell table:style-name="ce3" office:value-type="float" office:value="0.458661516429377" calcext:value-type="float">
            <text:p>0,45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37469709912182" calcext:value-type="float">
            <text:p>-0,5375</text:p>
          </table:table-cell>
          <table:table-cell table:style-name="ce3" office:value-type="float" office:value="-0.483780211139283" calcext:value-type="float">
            <text:p>-0,483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172900392619" calcext:value-type="float">
            <text:p>0,8217</text:p>
          </table:table-cell>
          <table:table-cell table:style-name="ce3" office:value-type="float" office:value="0.725579742792051" calcext:value-type="float">
            <text:p>0,7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2584843472625" calcext:value-type="float">
            <text:p>-0,1258</text:p>
          </table:table-cell>
          <table:table-cell table:style-name="ce3" office:value-type="float" office:value="-0.841771819915559" calcext:value-type="float">
            <text:p>-0,841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83662117794384" calcext:value-type="float">
            <text:p>0,5837</text:p>
          </table:table-cell>
          <table:table-cell table:style-name="ce3" office:value-type="float" office:value="0.508927476320764" calcext:value-type="float">
            <text:p>0,50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86866588399274" calcext:value-type="float">
            <text:p>-0,5869</text:p>
          </table:table-cell>
          <table:table-cell table:style-name="ce3" office:value-type="float" office:value="0.10120713134585" calcext:value-type="float">
            <text:p>0,101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85489253652957" calcext:value-type="float">
            <text:p>0,3855</text:p>
          </table:table-cell>
          <table:table-cell table:style-name="ce3" office:value-type="float" office:value="0.652478951822613" calcext:value-type="float">
            <text:p>0,65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24147288487142" calcext:value-type="float">
            <text:p>0,1241</text:p>
          </table:table-cell>
          <table:table-cell table:style-name="ce3" office:value-type="float" office:value="-0.454878209293158" calcext:value-type="float">
            <text:p>-0,454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27778635876969" calcext:value-type="float">
            <text:p>0,6278</text:p>
          </table:table-cell>
          <table:table-cell table:style-name="ce3" office:value-type="float" office:value="0.647793183853126" calcext:value-type="float">
            <text:p>0,64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83880261947213" calcext:value-type="float">
            <text:p>-0,0839</text:p>
          </table:table-cell>
          <table:table-cell table:style-name="ce3" office:value-type="float" office:value="-0.0208461284338043" calcext:value-type="float">
            <text:p>-0,020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61536221279069" calcext:value-type="float">
            <text:p>0,3615</text:p>
          </table:table-cell>
          <table:table-cell table:style-name="ce3" office:value-type="float" office:value="0.281390790780879" calcext:value-type="float">
            <text:p>0,28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5691869513168" calcext:value-type="float">
            <text:p>0,0569</text:p>
          </table:table-cell>
          <table:table-cell table:style-name="ce3" office:value-type="float" office:value="-0.52939120517565" calcext:value-type="float">
            <text:p>-0,529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299295189704351" calcext:value-type="float">
            <text:p>0,2993</text:p>
          </table:table-cell>
          <table:table-cell table:style-name="ce3" office:value-type="float" office:value="0.330053503980054" calcext:value-type="float">
            <text:p>0,33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226515262638604" calcext:value-type="float">
            <text:p>0,2265</text:p>
          </table:table-cell>
          <table:table-cell table:style-name="ce3" office:value-type="float" office:value="-0.192284485400672" calcext:value-type="float">
            <text:p>-0,192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62548292913694" calcext:value-type="float">
            <text:p>0,7625</text:p>
          </table:table-cell>
          <table:table-cell table:style-name="ce3" office:value-type="float" office:value="0.262458892637948" calcext:value-type="float">
            <text:p>0,26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90751418333079" calcext:value-type="float">
            <text:p>-0,7908</text:p>
          </table:table-cell>
          <table:table-cell table:style-name="ce3" office:value-type="float" office:value="-0.793036172964815" calcext:value-type="float">
            <text:p>-0,793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6354397097833" calcext:value-type="float">
            <text:p>0,6635</text:p>
          </table:table-cell>
          <table:table-cell table:style-name="ce3" office:value-type="float" office:value="0.845231302946292" calcext:value-type="float">
            <text:p>0,84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13272945490176" calcext:value-type="float">
            <text:p>-0,1133</text:p>
          </table:table-cell>
          <table:table-cell table:style-name="ce3" office:value-type="float" office:value="-0.184300382441035" calcext:value-type="float">
            <text:p>-0,184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85534940528301" calcext:value-type="float">
            <text:p>0,6855</text:p>
          </table:table-cell>
          <table:table-cell table:style-name="ce3" office:value-type="float" office:value="0.687317129053974" calcext:value-type="float">
            <text:p>0,68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28445162597707" calcext:value-type="float">
            <text:p>-0,9284</text:p>
          </table:table-cell>
          <table:table-cell table:style-name="ce3" office:value-type="float" office:value="-0.339135744677225" calcext:value-type="float">
            <text:p>-0,339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0810986047663" calcext:value-type="float">
            <text:p>0,8108</text:p>
          </table:table-cell>
          <table:table-cell table:style-name="ce3" office:value-type="float" office:value="0.5286935871557" calcext:value-type="float">
            <text:p>0,52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55622014891349" calcext:value-type="float">
            <text:p>0,1556</text:p>
          </table:table-cell>
          <table:table-cell table:style-name="ce3" office:value-type="float" office:value="-0.448758589684282" calcext:value-type="float">
            <text:p>-0,448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64536725891826" calcext:value-type="float">
            <text:p>0,8645</text:p>
          </table:table-cell>
          <table:table-cell table:style-name="ce3" office:value-type="float" office:value="0.37008314810067" calcext:value-type="float">
            <text:p>0,37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25216405064769" calcext:value-type="float">
            <text:p>-0,0252</text:p>
          </table:table-cell>
          <table:table-cell table:style-name="ce3" office:value-type="float" office:value="-0.715051222815601" calcext:value-type="float">
            <text:p>-0,715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38934400133083" calcext:value-type="float">
            <text:p>0,5389</text:p>
          </table:table-cell>
          <table:table-cell table:style-name="ce3" office:value-type="float" office:value="0.256793821321585" calcext:value-type="float">
            <text:p>0,25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35179372231824" calcext:value-type="float">
            <text:p>-0,9352</text:p>
          </table:table-cell>
          <table:table-cell table:style-name="ce3" office:value-type="float" office:value="-0.913754988633927" calcext:value-type="float">
            <text:p>-0,913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4811345527745" calcext:value-type="float">
            <text:p>0,7248</text:p>
          </table:table-cell>
          <table:table-cell table:style-name="ce3" office:value-type="float" office:value="0.201263046356174" calcext:value-type="float">
            <text:p>0,201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50460216584578" calcext:value-type="float">
            <text:p>-0,3505</text:p>
          </table:table-cell>
          <table:table-cell table:style-name="ce3" office:value-type="float" office:value="-0.826564207710625" calcext:value-type="float">
            <text:p>-0,826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42426669907775" calcext:value-type="float">
            <text:p>0,3424</text:p>
          </table:table-cell>
          <table:table-cell table:style-name="ce3" office:value-type="float" office:value="0.842506290446204" calcext:value-type="float">
            <text:p>0,84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09640189615938" calcext:value-type="float">
            <text:p>-0,8096</text:p>
          </table:table-cell>
          <table:table-cell table:style-name="ce3" office:value-type="float" office:value="-0.943301544652534" calcext:value-type="float">
            <text:p>-0,943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87625973687129" calcext:value-type="float">
            <text:p>0,5876</text:p>
          </table:table-cell>
          <table:table-cell table:style-name="ce3" office:value-type="float" office:value="0.153869517832424" calcext:value-type="float">
            <text:p>0,153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91960631464368" calcext:value-type="float">
            <text:p>-0,5920</text:p>
          </table:table-cell>
          <table:table-cell table:style-name="ce3" office:value-type="float" office:value="-0.478666342711014" calcext:value-type="float">
            <text:p>-0,478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74668888770851" calcext:value-type="float">
            <text:p>0,7747</text:p>
          </table:table-cell>
          <table:table-cell table:style-name="ce3" office:value-type="float" office:value="0.40519263329563" calcext:value-type="float">
            <text:p>0,40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96976931980287" calcext:value-type="float">
            <text:p>0,1970</text:p>
          </table:table-cell>
          <table:table-cell table:style-name="ce3" office:value-type="float" office:value="-0.905129057327836" calcext:value-type="float">
            <text:p>-0,905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82006921321035" calcext:value-type="float">
            <text:p>0,8820</text:p>
          </table:table-cell>
          <table:table-cell table:style-name="ce3" office:value-type="float" office:value="0.337473776317692" calcext:value-type="float">
            <text:p>0,33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78225489883199" calcext:value-type="float">
            <text:p>-0,9782</text:p>
          </table:table-cell>
          <table:table-cell table:style-name="ce3" office:value-type="float" office:value="-0.122145541802225" calcext:value-type="float">
            <text:p>-0,122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28575453129975" calcext:value-type="float">
            <text:p>0,6286</text:p>
          </table:table-cell>
          <table:table-cell table:style-name="ce3" office:value-type="float" office:value="0.837589674837665" calcext:value-type="float">
            <text:p>0,83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68314705100373" calcext:value-type="float">
            <text:p>0,1683</text:p>
          </table:table-cell>
          <table:table-cell table:style-name="ce3" office:value-type="float" office:value="-0.43678563798791" calcext:value-type="float">
            <text:p>-0,436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09384745079738" calcext:value-type="float">
            <text:p>0,5094</text:p>
          </table:table-cell>
          <table:table-cell table:style-name="ce3" office:value-type="float" office:value="0.473753284301422" calcext:value-type="float">
            <text:p>0,47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31931997056093" calcext:value-type="float">
            <text:p>0,1319</text:p>
          </table:table-cell>
          <table:table-cell table:style-name="ce3" office:value-type="float" office:value="-0.363187229736628" calcext:value-type="float">
            <text:p>-0,363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03881589383539" calcext:value-type="float">
            <text:p>0,4039</text:p>
          </table:table-cell>
          <table:table-cell table:style-name="ce3" office:value-type="float" office:value="0.597729628032963" calcext:value-type="float">
            <text:p>0,59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45860444365861" calcext:value-type="float">
            <text:p>-0,3459</text:p>
          </table:table-cell>
          <table:table-cell table:style-name="ce3" office:value-type="float" office:value="-0.438824242789382" calcext:value-type="float">
            <text:p>-0,438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80206915677409" calcext:value-type="float">
            <text:p>0,4802</text:p>
          </table:table-cell>
          <table:table-cell table:style-name="ce3" office:value-type="float" office:value="0.999011777389314" calcext:value-type="float">
            <text:p>0,99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05935662666705" calcext:value-type="float">
            <text:p>-0,3059</text:p>
          </table:table-cell>
          <table:table-cell table:style-name="ce3" office:value-type="float" office:value="-0.694342359473558" calcext:value-type="float">
            <text:p>-0,694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81266616109235" calcext:value-type="float">
            <text:p>0,8813</text:p>
          </table:table-cell>
          <table:table-cell table:style-name="ce3" office:value-type="float" office:value="0.233153497015164" calcext:value-type="float">
            <text:p>0,233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77343762330043" calcext:value-type="float">
            <text:p>-0,6773</text:p>
          </table:table-cell>
          <table:table-cell table:style-name="ce3" office:value-type="float" office:value="-0.507031091518046" calcext:value-type="float">
            <text:p>-0,507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12178073532001" calcext:value-type="float">
            <text:p>0,6122</text:p>
          </table:table-cell>
          <table:table-cell table:style-name="ce3" office:value-type="float" office:value="0.587145160322363" calcext:value-type="float">
            <text:p>0,58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20827999952343" calcext:value-type="float">
            <text:p>-0,3208</text:p>
          </table:table-cell>
          <table:table-cell table:style-name="ce3" office:value-type="float" office:value="0.00243614879388199" calcext:value-type="float">
            <text:p>0,002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94038010585481" calcext:value-type="float">
            <text:p>0,3940</text:p>
          </table:table-cell>
          <table:table-cell table:style-name="ce3" office:value-type="float" office:value="0.504269181870667" calcext:value-type="float">
            <text:p>0,50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55072111408388" calcext:value-type="float">
            <text:p>0,1551</text:p>
          </table:table-cell>
          <table:table-cell table:style-name="ce3" office:value-type="float" office:value="-0.00176404144680964" calcext:value-type="float">
            <text:p>-0,001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5604615408312" calcext:value-type="float">
            <text:p>0,9856</text:p>
          </table:table-cell>
          <table:table-cell table:style-name="ce3" office:value-type="float" office:value="0.827445685241433" calcext:value-type="float">
            <text:p>0,82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27848469302451" calcext:value-type="float">
            <text:p>-0,3278</text:p>
          </table:table-cell>
          <table:table-cell table:style-name="ce3" office:value-type="float" office:value="-0.523860229092877" calcext:value-type="float">
            <text:p>-0,523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87211824241744" calcext:value-type="float">
            <text:p>0,5872</text:p>
          </table:table-cell>
          <table:table-cell table:style-name="ce3" office:value-type="float" office:value="0.386982108421618" calcext:value-type="float">
            <text:p>0,38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21009715572467" calcext:value-type="float">
            <text:p>-0,6210</text:p>
          </table:table-cell>
          <table:table-cell table:style-name="ce3" office:value-type="float" office:value="-0.587506119797537" calcext:value-type="float">
            <text:p>-0,587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01564348187087" calcext:value-type="float">
            <text:p>0,7016</text:p>
          </table:table-cell>
          <table:table-cell table:style-name="ce3" office:value-type="float" office:value="0.758760283055071" calcext:value-type="float">
            <text:p>0,758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859534350733315" calcext:value-type="float">
            <text:p>0,0860</text:p>
          </table:table-cell>
          <table:table-cell table:style-name="ce3" office:value-type="float" office:value="-0.960923232536862" calcext:value-type="float">
            <text:p>-0,960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75057934322181" calcext:value-type="float">
            <text:p>0,3751</text:p>
          </table:table-cell>
          <table:table-cell table:style-name="ce3" office:value-type="float" office:value="0.591388804968274" calcext:value-type="float">
            <text:p>0,59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0336892325136162" calcext:value-type="float">
            <text:p>0,0034</text:p>
          </table:table-cell>
          <table:table-cell table:style-name="ce3" office:value-type="float" office:value="-0.625656264269385" calcext:value-type="float">
            <text:p>-0,625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36229828756932" calcext:value-type="float">
            <text:p>0,7362</text:p>
          </table:table-cell>
          <table:table-cell table:style-name="ce3" office:value-type="float" office:value="0.914669562152751" calcext:value-type="float">
            <text:p>0,914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20263177390081" calcext:value-type="float">
            <text:p>-0,8203</text:p>
          </table:table-cell>
          <table:table-cell table:style-name="ce3" office:value-type="float" office:value="-0.793778552214371" calcext:value-type="float">
            <text:p>-0,793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68090455806498" calcext:value-type="float">
            <text:p>0,8681</text:p>
          </table:table-cell>
          <table:table-cell table:style-name="ce3" office:value-type="float" office:value="0.0608089370496322" calcext:value-type="float">
            <text:p>0,060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741020938726578" calcext:value-type="float">
            <text:p>0,0741</text:p>
          </table:table-cell>
          <table:table-cell table:style-name="ce3" office:value-type="float" office:value="-0.398793305099914" calcext:value-type="float">
            <text:p>-0,398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05393971669819" calcext:value-type="float">
            <text:p>0,3054</text:p>
          </table:table-cell>
          <table:table-cell table:style-name="ce3" office:value-type="float" office:value="0.558172688036482" calcext:value-type="float">
            <text:p>0,55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225028495334612" calcext:value-type="float">
            <text:p>0,2250</text:p>
          </table:table-cell>
          <table:table-cell table:style-name="ce3" office:value-type="float" office:value="-0.339387490926471" calcext:value-type="float">
            <text:p>-0,339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98168415991656" calcext:value-type="float">
            <text:p>0,4982</text:p>
          </table:table-cell>
          <table:table-cell table:style-name="ce3" office:value-type="float" office:value="0.954837578975636" calcext:value-type="float">
            <text:p>0,95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28297624443385" calcext:value-type="float">
            <text:p>0,1283</text:p>
          </table:table-cell>
          <table:table-cell table:style-name="ce3" office:value-type="float" office:value="-0.78893248132824" calcext:value-type="float">
            <text:p>-0,788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85323097680074" calcext:value-type="float">
            <text:p>0,6853</text:p>
          </table:table-cell>
          <table:table-cell table:style-name="ce3" office:value-type="float" office:value="0.4041870072233" calcext:value-type="float">
            <text:p>0,404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165661322883266" calcext:value-type="float">
            <text:p>0,0166</text:p>
          </table:table-cell>
          <table:table-cell table:style-name="ce3" office:value-type="float" office:value="-0.874625141265576" calcext:value-type="float">
            <text:p>-0,874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4513293836446" calcext:value-type="float">
            <text:p>0,5451</text:p>
          </table:table-cell>
          <table:table-cell table:style-name="ce3" office:value-type="float" office:value="0.890275242402978" calcext:value-type="float">
            <text:p>0,89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11438869601008" calcext:value-type="float">
            <text:p>-0,4114</text:p>
          </table:table-cell>
          <table:table-cell table:style-name="ce3" office:value-type="float" office:value="-0.558635842999508" calcext:value-type="float">
            <text:p>-0,558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93572323431233" calcext:value-type="float">
            <text:p>0,6936</text:p>
          </table:table-cell>
          <table:table-cell table:style-name="ce3" office:value-type="float" office:value="0.0461831255398499" calcext:value-type="float">
            <text:p>0,04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7381877304849" calcext:value-type="float">
            <text:p>-0,3738</text:p>
          </table:table-cell>
          <table:table-cell table:style-name="ce3" office:value-type="float" office:value="-0.104954006214078" calcext:value-type="float">
            <text:p>-0,105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68106725412543" calcext:value-type="float">
            <text:p>0,4681</text:p>
          </table:table-cell>
          <table:table-cell table:style-name="ce3" office:value-type="float" office:value="0.0323313250918866" calcext:value-type="float">
            <text:p>0,03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07869743769772" calcext:value-type="float">
            <text:p>-0,4079</text:p>
          </table:table-cell>
          <table:table-cell table:style-name="ce3" office:value-type="float" office:value="-0.810082570194161" calcext:value-type="float">
            <text:p>-0,810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9498516763197" calcext:value-type="float">
            <text:p>0,7295</text:p>
          </table:table-cell>
          <table:table-cell table:style-name="ce3" office:value-type="float" office:value="0.373517819860967" calcext:value-type="float">
            <text:p>0,373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85116134513785" calcext:value-type="float">
            <text:p>-0,5851</text:p>
          </table:table-cell>
          <table:table-cell table:style-name="ce3" office:value-type="float" office:value="-0.99230167417985" calcext:value-type="float">
            <text:p>-0,992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29072980744526" calcext:value-type="float">
            <text:p>0,5291</text:p>
          </table:table-cell>
          <table:table-cell table:style-name="ce3" office:value-type="float" office:value="0.694161385321583" calcext:value-type="float">
            <text:p>0,694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34628196230004" calcext:value-type="float">
            <text:p>0,1346</text:p>
          </table:table-cell>
          <table:table-cell table:style-name="ce3" office:value-type="float" office:value="-0.72607670011376" calcext:value-type="float">
            <text:p>-0,726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801846310759" calcext:value-type="float">
            <text:p>0,8280</text:p>
          </table:table-cell>
          <table:table-cell table:style-name="ce3" office:value-type="float" office:value="0.621240926365718" calcext:value-type="float">
            <text:p>0,62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52248025525227" calcext:value-type="float">
            <text:p>-0,5522</text:p>
          </table:table-cell>
          <table:table-cell table:style-name="ce3" office:value-type="float" office:value="-0.796183513172997" calcext:value-type="float">
            <text:p>-0,796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8232207361095" calcext:value-type="float">
            <text:p>0,3823</text:p>
          </table:table-cell>
          <table:table-cell table:style-name="ce3" office:value-type="float" office:value="0.742733707370212" calcext:value-type="float">
            <text:p>0,742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38749395522552" calcext:value-type="float">
            <text:p>-0,6387</text:p>
          </table:table-cell>
          <table:table-cell table:style-name="ce3" office:value-type="float" office:value="-0.827141111929471" calcext:value-type="float">
            <text:p>-0,827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361277842168099" calcext:value-type="float">
            <text:p>0,3613</text:p>
          </table:table-cell>
          <table:table-cell table:style-name="ce3" office:value-type="float" office:value="0.693575652407804" calcext:value-type="float">
            <text:p>0,69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842969918911095" calcext:value-type="float">
            <text:p>-0,0843</text:p>
          </table:table-cell>
          <table:table-cell table:style-name="ce3" office:value-type="float" office:value="-0.587553456391235" calcext:value-type="float">
            <text:p>-0,587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99737581950858" calcext:value-type="float">
            <text:p>0,6997</text:p>
          </table:table-cell>
          <table:table-cell table:style-name="ce3" office:value-type="float" office:value="0.567532989731379" calcext:value-type="float">
            <text:p>0,56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41176539108276" calcext:value-type="float">
            <text:p>-0,3412</text:p>
          </table:table-cell>
          <table:table-cell table:style-name="ce3" office:value-type="float" office:value="-0.99991769432351" calcext:value-type="float">
            <text:p>-0,999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94761610455684" calcext:value-type="float">
            <text:p>0,6948</text:p>
          </table:table-cell>
          <table:table-cell table:style-name="ce3" office:value-type="float" office:value="0.00958402681433726" calcext:value-type="float">
            <text:p>0,00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37268459323289" calcext:value-type="float">
            <text:p>-0,3373</text:p>
          </table:table-cell>
          <table:table-cell table:style-name="ce3" office:value-type="float" office:value="-0.489449638079182" calcext:value-type="float">
            <text:p>-0,489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47996665759293" calcext:value-type="float">
            <text:p>0,8480</text:p>
          </table:table-cell>
          <table:table-cell table:style-name="ce3" office:value-type="float" office:value="0.109108928130951" calcext:value-type="float">
            <text:p>0,109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36891277680567" calcext:value-type="float">
            <text:p>-0,8369</text:p>
          </table:table-cell>
          <table:table-cell table:style-name="ce3" office:value-type="float" office:value="-0.706065566084387" calcext:value-type="float">
            <text:p>-0,706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66411057766646" calcext:value-type="float">
            <text:p>0,8664</text:p>
          </table:table-cell>
          <table:table-cell table:style-name="ce3" office:value-type="float" office:value="0.295861940899139" calcext:value-type="float">
            <text:p>0,29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30151948125614" calcext:value-type="float">
            <text:p>-0,8302</text:p>
          </table:table-cell>
          <table:table-cell table:style-name="ce3" office:value-type="float" office:value="-0.893101147779339" calcext:value-type="float">
            <text:p>-0,893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64235554480012" calcext:value-type="float">
            <text:p>0,8642</text:p>
          </table:table-cell>
          <table:table-cell table:style-name="ce3" office:value-type="float" office:value="0.978133038075497" calcext:value-type="float">
            <text:p>0,97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1866093391178" calcext:value-type="float">
            <text:p>-0,8187</text:p>
          </table:table-cell>
          <table:table-cell table:style-name="ce3" office:value-type="float" office:value="-0.359306724620922" calcext:value-type="float">
            <text:p>-0,359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87727972021493" calcext:value-type="float">
            <text:p>0,4877</text:p>
          </table:table-cell>
          <table:table-cell table:style-name="ce3" office:value-type="float" office:value="0.800613124924091" calcext:value-type="float">
            <text:p>0,80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42664219028897" calcext:value-type="float">
            <text:p>-0,6427</text:p>
          </table:table-cell>
          <table:table-cell table:style-name="ce3" office:value-type="float" office:value="-0.804731910871152" calcext:value-type="float">
            <text:p>-0,804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3661679766455" calcext:value-type="float">
            <text:p>0,8137</text:p>
          </table:table-cell>
          <table:table-cell table:style-name="ce3" office:value-type="float" office:value="0.545165745969472" calcext:value-type="float">
            <text:p>0,54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71752327582848" calcext:value-type="float">
            <text:p>-0,2718</text:p>
          </table:table-cell>
          <table:table-cell table:style-name="ce3" office:value-type="float" office:value="-0.935956458120471" calcext:value-type="float">
            <text:p>-0,936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26065694445447" calcext:value-type="float">
            <text:p>0,9261</text:p>
          </table:table-cell>
          <table:table-cell table:style-name="ce3" office:value-type="float" office:value="0.673827035842628" calcext:value-type="float">
            <text:p>0,67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13708601417057" calcext:value-type="float">
            <text:p>-0,6137</text:p>
          </table:table-cell>
          <table:table-cell table:style-name="ce3" office:value-type="float" office:value="-0.863522196532347" calcext:value-type="float">
            <text:p>-0,863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72809844108991" calcext:value-type="float">
            <text:p>0,6728</text:p>
          </table:table-cell>
          <table:table-cell table:style-name="ce3" office:value-type="float" office:value="0.7920284860109" calcext:value-type="float">
            <text:p>0,792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54925944086765" calcext:value-type="float">
            <text:p>-0,7549</text:p>
          </table:table-cell>
          <table:table-cell table:style-name="ce3" office:value-type="float" office:value="-0.497979048944641" calcext:value-type="float">
            <text:p>-0,498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98811304614764" calcext:value-type="float">
            <text:p>0,8988</text:p>
          </table:table-cell>
          <table:table-cell table:style-name="ce3" office:value-type="float" office:value="-0.135160198028909" calcext:value-type="float">
            <text:p>-0,13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91711197711545" calcext:value-type="float">
            <text:p>-0,7917</text:p>
          </table:table-cell>
          <table:table-cell table:style-name="ce3" office:value-type="float" office:value="-0.354743449331289" calcext:value-type="float">
            <text:p>-0,354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83727300633768" calcext:value-type="float">
            <text:p>0,6837</text:p>
          </table:table-cell>
          <table:table-cell table:style-name="ce3" office:value-type="float" office:value="0.914157795561643" calcext:value-type="float">
            <text:p>0,914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1664699802191" calcext:value-type="float">
            <text:p>-0,2166</text:p>
          </table:table-cell>
          <table:table-cell table:style-name="ce3" office:value-type="float" office:value="-0.987666797771481" calcext:value-type="float">
            <text:p>-0,987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16259924255328" calcext:value-type="float">
            <text:p>0,7163</text:p>
          </table:table-cell>
          <table:table-cell table:style-name="ce3" office:value-type="float" office:value="0.925278137095619" calcext:value-type="float">
            <text:p>0,92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65354893752364" calcext:value-type="float">
            <text:p>0,0654</text:p>
          </table:table-cell>
          <table:table-cell table:style-name="ce3" office:value-type="float" office:value="-0.973018291946364" calcext:value-type="float">
            <text:p>-0,973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15148292767974" calcext:value-type="float">
            <text:p>0,5151</text:p>
          </table:table-cell>
          <table:table-cell table:style-name="ce3" office:value-type="float" office:value="-0.111842879207432" calcext:value-type="float">
            <text:p>-0,111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68052861625867" calcext:value-type="float">
            <text:p>0,1681</text:p>
          </table:table-cell>
          <table:table-cell table:style-name="ce3" office:value-type="float" office:value="-0.757219346271736" calcext:value-type="float">
            <text:p>-0,757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96727625015182" calcext:value-type="float">
            <text:p>0,5967</text:p>
          </table:table-cell>
          <table:table-cell table:style-name="ce3" office:value-type="float" office:value="0.282240687566366" calcext:value-type="float">
            <text:p>0,28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39329348726395" calcext:value-type="float">
            <text:p>-0,4393</text:p>
          </table:table-cell>
          <table:table-cell table:style-name="ce3" office:value-type="float" office:value="-0.644204501187138" calcext:value-type="float">
            <text:p>-0,644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70392925081766" calcext:value-type="float">
            <text:p>0,4704</text:p>
          </table:table-cell>
          <table:table-cell table:style-name="ce3" office:value-type="float" office:value="0.847761830443512" calcext:value-type="float">
            <text:p>0,84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55051680426197" calcext:value-type="float">
            <text:p>-0,1551</text:p>
          </table:table-cell>
          <table:table-cell table:style-name="ce3" office:value-type="float" office:value="-0.908364168516338" calcext:value-type="float">
            <text:p>-0,908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90594184664965" calcext:value-type="float">
            <text:p>0,8906</text:p>
          </table:table-cell>
          <table:table-cell table:style-name="ce3" office:value-type="float" office:value="-0.184316630675988" calcext:value-type="float">
            <text:p>-0,18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253257884974528" calcext:value-type="float">
            <text:p>0,2533</text:p>
          </table:table-cell>
          <table:table-cell table:style-name="ce3" office:value-type="float" office:value="-0.638946863692937" calcext:value-type="float">
            <text:p>-0,638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67051522590402" calcext:value-type="float">
            <text:p>0,9671</text:p>
          </table:table-cell>
          <table:table-cell table:style-name="ce3" office:value-type="float" office:value="0.539332389296359" calcext:value-type="float">
            <text:p>0,53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55480172132735" calcext:value-type="float">
            <text:p>-0,6555</text:p>
          </table:table-cell>
          <table:table-cell table:style-name="ce3" office:value-type="float" office:value="-0.353867963385874" calcext:value-type="float">
            <text:p>-0,353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35352689441195" calcext:value-type="float">
            <text:p>0,5354</text:p>
          </table:table-cell>
          <table:table-cell table:style-name="ce3" office:value-type="float" office:value="-0.214440469745482" calcext:value-type="float">
            <text:p>-0,21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320287832554222" calcext:value-type="float">
            <text:p>0,3203</text:p>
          </table:table-cell>
          <table:table-cell table:style-name="ce3" office:value-type="float" office:value="-0.928134379242119" calcext:value-type="float">
            <text:p>-0,928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53928114129026" calcext:value-type="float">
            <text:p>0,4539</text:p>
          </table:table-cell>
          <table:table-cell table:style-name="ce3" office:value-type="float" office:value="0.33693128557462" calcext:value-type="float">
            <text:p>0,33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59246997341659" calcext:value-type="float">
            <text:p>-0,6592</text:p>
          </table:table-cell>
          <table:table-cell table:style-name="ce3" office:value-type="float" office:value="-0.830599152170492" calcext:value-type="float">
            <text:p>-0,830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90839937362247" calcext:value-type="float">
            <text:p>0,8908</text:p>
          </table:table-cell>
          <table:table-cell table:style-name="ce3" office:value-type="float" office:value="0.238532878598655" calcext:value-type="float">
            <text:p>0,23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49589458535427" calcext:value-type="float">
            <text:p>-0,3496</text:p>
          </table:table-cell>
          <table:table-cell table:style-name="ce3" office:value-type="float" office:value="-0.823074586645258" calcext:value-type="float">
            <text:p>-0,823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28964247890358" calcext:value-type="float">
            <text:p>0,5290</text:p>
          </table:table-cell>
          <table:table-cell table:style-name="ce3" office:value-type="float" office:value="0.729510388204032" calcext:value-type="float">
            <text:p>0,72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16773158343605" calcext:value-type="float">
            <text:p>-0,3168</text:p>
          </table:table-cell>
          <table:table-cell table:style-name="ce3" office:value-type="float" office:value="-0.613105923995273" calcext:value-type="float">
            <text:p>-0,613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67659834929962" calcext:value-type="float">
            <text:p>0,9677</text:p>
          </table:table-cell>
          <table:table-cell table:style-name="ce3" office:value-type="float" office:value="0.877439179282156" calcext:value-type="float">
            <text:p>0,87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78782100223762" calcext:value-type="float">
            <text:p>-0,0788</text:p>
          </table:table-cell>
          <table:table-cell table:style-name="ce3" office:value-type="float" office:value="-0.797578076955571" calcext:value-type="float">
            <text:p>-0,797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71383453701091" calcext:value-type="float">
            <text:p>0,4714</text:p>
          </table:table-cell>
          <table:table-cell table:style-name="ce3" office:value-type="float" office:value="0.413579586810702" calcext:value-type="float">
            <text:p>0,41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01587491281172" calcext:value-type="float">
            <text:p>-0,9016</text:p>
          </table:table-cell>
          <table:table-cell table:style-name="ce3" office:value-type="float" office:value="-0.483543055345178" calcext:value-type="float">
            <text:p>-0,483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98189804214403" calcext:value-type="float">
            <text:p>0,5982</text:p>
          </table:table-cell>
          <table:table-cell table:style-name="ce3" office:value-type="float" office:value="0.752909100321281" calcext:value-type="float">
            <text:p>0,75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32405105975108" calcext:value-type="float">
            <text:p>-0,9324</text:p>
          </table:table-cell>
          <table:table-cell table:style-name="ce3" office:value-type="float" office:value="-0.672074306090811" calcext:value-type="float">
            <text:p>-0,672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6527508083648" calcext:value-type="float">
            <text:p>0,8265</text:p>
          </table:table-cell>
          <table:table-cell table:style-name="ce3" office:value-type="float" office:value="0.771740980754365" calcext:value-type="float">
            <text:p>0,771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89227600875087" calcext:value-type="float">
            <text:p>-0,7892</text:p>
          </table:table-cell>
          <table:table-cell table:style-name="ce3" office:value-type="float" office:value="-0.476558182800164" calcext:value-type="float">
            <text:p>-0,476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82877783268135" calcext:value-type="float">
            <text:p>0,7829</text:p>
          </table:table-cell>
          <table:table-cell table:style-name="ce3" office:value-type="float" office:value="0.6999265499873" calcext:value-type="float">
            <text:p>0,69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11638000135032" calcext:value-type="float">
            <text:p>-0,1116</text:p>
          </table:table-cell>
          <table:table-cell table:style-name="ce3" office:value-type="float" office:value="-0.841175054161145" calcext:value-type="float">
            <text:p>-0,841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39787430485746" calcext:value-type="float">
            <text:p>0,9398</text:p>
          </table:table-cell>
          <table:table-cell table:style-name="ce3" office:value-type="float" office:value="0.969959997465474" calcext:value-type="float">
            <text:p>0,97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19234899199634" calcext:value-type="float">
            <text:p>-0,2192</text:p>
          </table:table-cell>
          <table:table-cell table:style-name="ce3" office:value-type="float" office:value="-0.942217101277334" calcext:value-type="float">
            <text:p>-0,942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81290843746935" calcext:value-type="float">
            <text:p>0,4813</text:p>
          </table:table-cell>
          <table:table-cell table:style-name="ce3" office:value-type="float" office:value="-0.0108274100675286" calcext:value-type="float">
            <text:p>-0,010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39340838632483" calcext:value-type="float">
            <text:p>-0,8393</text:p>
          </table:table-cell>
          <table:table-cell table:style-name="ce3" office:value-type="float" office:value="-0.784210249848927" calcext:value-type="float">
            <text:p>-0,784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09094548026845" calcext:value-type="float">
            <text:p>0,8091</text:p>
          </table:table-cell>
          <table:table-cell table:style-name="ce3" office:value-type="float" office:value="0.791591532496345" calcext:value-type="float">
            <text:p>0,79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274972479395798" calcext:value-type="float">
            <text:p>0,2750</text:p>
          </table:table-cell>
          <table:table-cell table:style-name="ce3" office:value-type="float" office:value="-0.764611855317568" calcext:value-type="float">
            <text:p>-0,764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81754433897957" calcext:value-type="float">
            <text:p>0,7818</text:p>
          </table:table-cell>
          <table:table-cell table:style-name="ce3" office:value-type="float" office:value="-0.371197823773304" calcext:value-type="float">
            <text:p>-0,37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3284075006665" calcext:value-type="float">
            <text:p>-0,6328</text:p>
          </table:table-cell>
          <table:table-cell table:style-name="ce3" office:value-type="float" office:value="-0.587499571730206" calcext:value-type="float">
            <text:p>-0,587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06061971671361" calcext:value-type="float">
            <text:p>0,6061</text:p>
          </table:table-cell>
          <table:table-cell table:style-name="ce3" office:value-type="float" office:value="0.129180732439735" calcext:value-type="float">
            <text:p>0,129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317119742092456" calcext:value-type="float">
            <text:p>0,3171</text:p>
          </table:table-cell>
          <table:table-cell table:style-name="ce3" office:value-type="float" office:value="-0.519644962717009" calcext:value-type="float">
            <text:p>-0,519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34021909373108" calcext:value-type="float">
            <text:p>0,8340</text:p>
          </table:table-cell>
          <table:table-cell table:style-name="ce3" office:value-type="float" office:value="0.868964130327777" calcext:value-type="float">
            <text:p>0,869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58578577399926" calcext:value-type="float">
            <text:p>-0,7586</text:p>
          </table:table-cell>
          <table:table-cell table:style-name="ce3" office:value-type="float" office:value="-0.698685548156129" calcext:value-type="float">
            <text:p>-0,698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11761031847192" calcext:value-type="float">
            <text:p>0,7118</text:p>
          </table:table-cell>
          <table:table-cell table:style-name="ce3" office:value-type="float" office:value="0.759319304315415" calcext:value-type="float">
            <text:p>0,75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39746427771689" calcext:value-type="float">
            <text:p>-0,7397</text:p>
          </table:table-cell>
          <table:table-cell table:style-name="ce3" office:value-type="float" office:value="-0.563273525647429" calcext:value-type="float">
            <text:p>-0,563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3009671999736" calcext:value-type="float">
            <text:p>0,8130</text:p>
          </table:table-cell>
          <table:table-cell table:style-name="ce3" office:value-type="float" office:value="-0.225304796140343" calcext:value-type="float">
            <text:p>-0,22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61200158079569" calcext:value-type="float">
            <text:p>-0,4612</text:p>
          </table:table-cell>
          <table:table-cell table:style-name="ce3" office:value-type="float" office:value="-0.590848614162803" calcext:value-type="float">
            <text:p>-0,590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12555380375392" calcext:value-type="float">
            <text:p>0,5126</text:p>
          </table:table-cell>
          <table:table-cell table:style-name="ce3" office:value-type="float" office:value="0.257987111524442" calcext:value-type="float">
            <text:p>0,25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83207582465705" calcext:value-type="float">
            <text:p>-0,9832</text:p>
          </table:table-cell>
          <table:table-cell table:style-name="ce3" office:value-type="float" office:value="-0.936153531032088" calcext:value-type="float">
            <text:p>-0,936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01854920286937" calcext:value-type="float">
            <text:p>0,9019</text:p>
          </table:table-cell>
          <table:table-cell table:style-name="ce3" office:value-type="float" office:value="-0.248043542132304" calcext:value-type="float">
            <text:p>-0,24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47208818439087" calcext:value-type="float">
            <text:p>-0,3472</text:p>
          </table:table-cell>
          <table:table-cell table:style-name="ce3" office:value-type="float" office:value="-0.676457146232321" calcext:value-type="float">
            <text:p>-0,676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57036731102569" calcext:value-type="float">
            <text:p>0,9570</text:p>
          </table:table-cell>
          <table:table-cell table:style-name="ce3" office:value-type="float" office:value="0.558084731969895" calcext:value-type="float">
            <text:p>0,55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479882378507505" calcext:value-type="float">
            <text:p>-0,4799</text:p>
          </table:table-cell>
          <table:table-cell table:style-name="ce3" office:value-type="float" office:value="-0.906540764429972" calcext:value-type="float">
            <text:p>-0,906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25420272080095" calcext:value-type="float">
            <text:p>0,5254</text:p>
          </table:table-cell>
          <table:table-cell table:style-name="ce3" office:value-type="float" office:value="0.978886356525997" calcext:value-type="float">
            <text:p>0,97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06950527174669" calcext:value-type="float">
            <text:p>-0,9070</text:p>
          </table:table-cell>
          <table:table-cell table:style-name="ce3" office:value-type="float" office:value="-0.626907831418094" calcext:value-type="float">
            <text:p>-0,626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3003388899207" calcext:value-type="float">
            <text:p>0,7230</text:p>
          </table:table-cell>
          <table:table-cell table:style-name="ce3" office:value-type="float" office:value="0.413467378248234" calcext:value-type="float">
            <text:p>0,413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324632958328485" calcext:value-type="float">
            <text:p>-0,3246</text:p>
          </table:table-cell>
          <table:table-cell table:style-name="ce3" office:value-type="float" office:value="-0.734724630159612" calcext:value-type="float">
            <text:p>-0,734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4789631034509" calcext:value-type="float">
            <text:p>0,9848</text:p>
          </table:table-cell>
          <table:table-cell table:style-name="ce3" office:value-type="float" office:value="0.058274537389626" calcext:value-type="float">
            <text:p>0,05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376586153703213" calcext:value-type="float">
            <text:p>0,0377</text:p>
          </table:table-cell>
          <table:table-cell table:style-name="ce3" office:value-type="float" office:value="-0.963466167514832" calcext:value-type="float">
            <text:p>-0,963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05558958770493" calcext:value-type="float">
            <text:p>0,6056</text:p>
          </table:table-cell>
          <table:table-cell table:style-name="ce3" office:value-type="float" office:value="-0.481469811727652" calcext:value-type="float">
            <text:p>-0,48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408137135053981" calcext:value-type="float">
            <text:p>0,4081</text:p>
          </table:table-cell>
          <table:table-cell table:style-name="ce3" office:value-type="float" office:value="-0.979205608614763" calcext:value-type="float">
            <text:p>-0,979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58841667033489" calcext:value-type="float">
            <text:p>0,8588</text:p>
          </table:table-cell>
          <table:table-cell table:style-name="ce3" office:value-type="float" office:value="0.72050860443964" calcext:value-type="float">
            <text:p>0,72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72564806136723" calcext:value-type="float">
            <text:p>-0,7256</text:p>
          </table:table-cell>
          <table:table-cell table:style-name="ce3" office:value-type="float" office:value="-0.738901224818127" calcext:value-type="float">
            <text:p>-0,738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40772308423903" calcext:value-type="float">
            <text:p>0,6408</text:p>
          </table:table-cell>
          <table:table-cell table:style-name="ce3" office:value-type="float" office:value="-0.0398730928220449" calcext:value-type="float">
            <text:p>-0,03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56342801170088" calcext:value-type="float">
            <text:p>0,1563</text:p>
          </table:table-cell>
          <table:table-cell table:style-name="ce3" office:value-type="float" office:value="-0.69767473154587" calcext:value-type="float">
            <text:p>-0,697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05777024910976" calcext:value-type="float">
            <text:p>0,6058</text:p>
          </table:table-cell>
          <table:table-cell table:style-name="ce3" office:value-type="float" office:value="0.923840700176182" calcext:value-type="float">
            <text:p>0,92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73352817530116" calcext:value-type="float">
            <text:p>-0,8734</text:p>
          </table:table-cell>
          <table:table-cell table:style-name="ce3" office:value-type="float" office:value="-0.809598566244534" calcext:value-type="float">
            <text:p>-0,809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70821126218083" calcext:value-type="float">
            <text:p>0,5708</text:p>
          </table:table-cell>
          <table:table-cell table:style-name="ce3" office:value-type="float" office:value="0.901302090581702" calcext:value-type="float">
            <text:p>0,901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09894693534599" calcext:value-type="float">
            <text:p>-0,9099</text:p>
          </table:table-cell>
          <table:table-cell table:style-name="ce3" office:value-type="float" office:value="-0.62213516443894" calcext:value-type="float">
            <text:p>-0,622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478434072383862" calcext:value-type="float">
            <text:p>0,4784</text:p>
          </table:table-cell>
          <table:table-cell table:style-name="ce3" office:value-type="float" office:value="-0.00507116892377413" calcext:value-type="float">
            <text:p>-0,005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57373828069358" calcext:value-type="float">
            <text:p>-0,1574</text:p>
          </table:table-cell>
          <table:table-cell table:style-name="ce3" office:value-type="float" office:value="-0.948645151773387" calcext:value-type="float">
            <text:p>-0,948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73701536870038" calcext:value-type="float">
            <text:p>0,9737</text:p>
          </table:table-cell>
          <table:table-cell table:style-name="ce3" office:value-type="float" office:value="0.662791292642741" calcext:value-type="float">
            <text:p>0,66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94809171958097" calcext:value-type="float">
            <text:p>-0,1948</text:p>
          </table:table-cell>
          <table:table-cell table:style-name="ce3" office:value-type="float" office:value="-0.930572371160646" calcext:value-type="float">
            <text:p>-0,930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10261679640618" calcext:value-type="float">
            <text:p>0,7103</text:p>
          </table:table-cell>
          <table:table-cell table:style-name="ce3" office:value-type="float" office:value="-0.497115006561398" calcext:value-type="float">
            <text:p>-0,49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283919636890884" calcext:value-type="float">
            <text:p>0,2839</text:p>
          </table:table-cell>
          <table:table-cell table:style-name="ce3" office:value-type="float" office:value="-0.672448894694461" calcext:value-type="float">
            <text:p>-0,672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12687101842196" calcext:value-type="float">
            <text:p>0,8127</text:p>
          </table:table-cell>
          <table:table-cell table:style-name="ce3" office:value-type="float" office:value="-0.0248361629282606" calcext:value-type="float">
            <text:p>-0,02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4254117240517" calcext:value-type="float">
            <text:p>-0,6425</text:p>
          </table:table-cell>
          <table:table-cell table:style-name="ce3" office:value-type="float" office:value="-0.842725946449959" calcext:value-type="float">
            <text:p>-0,842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1602453089523" calcext:value-type="float">
            <text:p>0,9816</text:p>
          </table:table-cell>
          <table:table-cell table:style-name="ce3" office:value-type="float" office:value="0.812203424146824" calcext:value-type="float">
            <text:p>0,81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69494409667652" calcext:value-type="float">
            <text:p>-0,8695</text:p>
          </table:table-cell>
          <table:table-cell table:style-name="ce3" office:value-type="float" office:value="-0.857150209563343" calcext:value-type="float">
            <text:p>-0,857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15963893234308" calcext:value-type="float">
            <text:p>0,6160</text:p>
          </table:table-cell>
          <table:table-cell table:style-name="ce3" office:value-type="float" office:value="-0.584362518183027" calcext:value-type="float">
            <text:p>-0,58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84436598446438" calcext:value-type="float">
            <text:p>0,1844</text:p>
          </table:table-cell>
          <table:table-cell table:style-name="ce3" office:value-type="float" office:value="-0.857364414513756" calcext:value-type="float">
            <text:p>-0,857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5761585619057" calcext:value-type="float">
            <text:p>0,9576</text:p>
          </table:table-cell>
          <table:table-cell table:style-name="ce3" office:value-type="float" office:value="-0.0866795431415512" calcext:value-type="float">
            <text:p>-0,08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380220267242788" calcext:value-type="float">
            <text:p>0,3802</text:p>
          </table:table-cell>
          <table:table-cell table:style-name="ce3" office:value-type="float" office:value="-0.778121187348099" calcext:value-type="float">
            <text:p>-0,778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7807357043728" calcext:value-type="float">
            <text:p>0,6781</text:p>
          </table:table-cell>
          <table:table-cell table:style-name="ce3" office:value-type="float" office:value="0.0258542128536534" calcext:value-type="float">
            <text:p>0,02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17081014824279" calcext:value-type="float">
            <text:p>0,1708</text:p>
          </table:table-cell>
          <table:table-cell table:style-name="ce3" office:value-type="float" office:value="-0.808871062559842" calcext:value-type="float">
            <text:p>-0,808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64748955184228" calcext:value-type="float">
            <text:p>0,7647</text:p>
          </table:table-cell>
          <table:table-cell table:style-name="ce3" office:value-type="float" office:value="0.370153208225169" calcext:value-type="float">
            <text:p>0,370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68528463468205" calcext:value-type="float">
            <text:p>-0,1685</text:p>
          </table:table-cell>
          <table:table-cell table:style-name="ce3" office:value-type="float" office:value="-0.899082865959893" calcext:value-type="float">
            <text:p>-0,899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3885194816472" calcext:value-type="float">
            <text:p>0,9839</text:p>
          </table:table-cell>
          <table:table-cell table:style-name="ce3" office:value-type="float" office:value="-0.618572159852935" calcext:value-type="float">
            <text:p>-0,61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27283460737571" calcext:value-type="float">
            <text:p>-0,9273</text:p>
          </table:table-cell>
          <table:table-cell table:style-name="ce3" office:value-type="float" office:value="-0.81055735574487" calcext:value-type="float">
            <text:p>-0,810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63484694624383" calcext:value-type="float">
            <text:p>0,7635</text:p>
          </table:table-cell>
          <table:table-cell table:style-name="ce3" office:value-type="float" office:value="0.351480062349759" calcext:value-type="float">
            <text:p>0,35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87395161013788" calcext:value-type="float">
            <text:p>-0,2874</text:p>
          </table:table-cell>
          <table:table-cell table:style-name="ce3" office:value-type="float" office:value="-0.876206252412249" calcext:value-type="float">
            <text:p>-0,876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24348311940801" calcext:value-type="float">
            <text:p>0,6243</text:p>
          </table:table-cell>
          <table:table-cell table:style-name="ce3" office:value-type="float" office:value="-0.613672408104176" calcext:value-type="float">
            <text:p>-0,61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756284005816976" calcext:value-type="float">
            <text:p>0,0756</text:p>
          </table:table-cell>
          <table:table-cell table:style-name="ce3" office:value-type="float" office:value="-0.755510537393201" calcext:value-type="float">
            <text:p>-0,755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25914458459395" calcext:value-type="float">
            <text:p>0,8259</text:p>
          </table:table-cell>
          <table:table-cell table:style-name="ce3" office:value-type="float" office:value="0.393169031794176" calcext:value-type="float">
            <text:p>0,393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30618891815194" calcext:value-type="float">
            <text:p>-0,8306</text:p>
          </table:table-cell>
          <table:table-cell table:style-name="ce3" office:value-type="float" office:value="-0.787835128414537" calcext:value-type="float">
            <text:p>-0,787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4866019925139" calcext:value-type="float">
            <text:p>0,7249</text:p>
          </table:table-cell>
          <table:table-cell table:style-name="ce3" office:value-type="float" office:value="-0.281889018686723" calcext:value-type="float">
            <text:p>-0,281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368471268567653" calcext:value-type="float">
            <text:p>0,3685</text:p>
          </table:table-cell>
          <table:table-cell table:style-name="ce3" office:value-type="float" office:value="-0.950949378417086" calcext:value-type="float">
            <text:p>-0,950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60612801628106" calcext:value-type="float">
            <text:p>0,8606</text:p>
          </table:table-cell>
          <table:table-cell table:style-name="ce3" office:value-type="float" office:value="0.778029988209927" calcext:value-type="float">
            <text:p>0,77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417570873664708" calcext:value-type="float">
            <text:p>0,4176</text:p>
          </table:table-cell>
          <table:table-cell table:style-name="ce3" office:value-type="float" office:value="-0.886339554079137" calcext:value-type="float">
            <text:p>-0,886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98975506159717" calcext:value-type="float">
            <text:p>0,7990</text:p>
          </table:table-cell>
          <table:table-cell table:style-name="ce3" office:value-type="float" office:value="-0.378687751144953" calcext:value-type="float">
            <text:p>-0,37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14207016422483" calcext:value-type="float">
            <text:p>-0,2142</text:p>
          </table:table-cell>
          <table:table-cell table:style-name="ce3" office:value-type="float" office:value="-0.815637756010295" calcext:value-type="float">
            <text:p>-0,815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41144938841803" calcext:value-type="float">
            <text:p>0,8411</text:p>
          </table:table-cell>
          <table:table-cell table:style-name="ce3" office:value-type="float" office:value="0.35716132627909" calcext:value-type="float">
            <text:p>0,35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72104104909156" calcext:value-type="float">
            <text:p>-0,9721</text:p>
          </table:table-cell>
          <table:table-cell table:style-name="ce3" office:value-type="float" office:value="-0.858321859107111" calcext:value-type="float">
            <text:p>-0,858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60566672734347" calcext:value-type="float">
            <text:p>0,5606</text:p>
          </table:table-cell>
          <table:table-cell table:style-name="ce3" office:value-type="float" office:value="-0.156443218450304" calcext:value-type="float">
            <text:p>-0,15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0149962733783917" calcext:value-type="float">
            <text:p>0,0150</text:p>
          </table:table-cell>
          <table:table-cell table:style-name="ce3" office:value-type="float" office:value="-0.825863310390081" calcext:value-type="float">
            <text:p>-0,825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65782676994181" calcext:value-type="float">
            <text:p>0,5658</text:p>
          </table:table-cell>
          <table:table-cell table:style-name="ce3" office:value-type="float" office:value="0.339174925318976" calcext:value-type="float">
            <text:p>0,339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838070795493808" calcext:value-type="float">
            <text:p>-0,0838</text:p>
          </table:table-cell>
          <table:table-cell table:style-name="ce3" office:value-type="float" office:value="-0.908174375299956" calcext:value-type="float">
            <text:p>-0,908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22117918663273" calcext:value-type="float">
            <text:p>0,7221</text:p>
          </table:table-cell>
          <table:table-cell table:style-name="ce3" office:value-type="float" office:value="-0.349376729420466" calcext:value-type="float">
            <text:p>-0,349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452004729158674" calcext:value-type="float">
            <text:p>0,4520</text:p>
          </table:table-cell>
          <table:table-cell table:style-name="ce3" office:value-type="float" office:value="-0.950655998599901" calcext:value-type="float">
            <text:p>-0,950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45868623646095" calcext:value-type="float">
            <text:p>0,5459</text:p>
          </table:table-cell>
          <table:table-cell table:style-name="ce3" office:value-type="float" office:value="0.39518387885425" calcext:value-type="float">
            <text:p>0,39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933032051780321" calcext:value-type="float">
            <text:p>-0,0933</text:p>
          </table:table-cell>
          <table:table-cell table:style-name="ce3" office:value-type="float" office:value="-0.88573004584068" calcext:value-type="float">
            <text:p>-0,885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79071538515814" calcext:value-type="float">
            <text:p>0,7791</text:p>
          </table:table-cell>
          <table:table-cell table:style-name="ce3" office:value-type="float" office:value="0.769137427159574" calcext:value-type="float">
            <text:p>0,769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11979424865999" calcext:value-type="float">
            <text:p>-0,9120</text:p>
          </table:table-cell>
          <table:table-cell table:style-name="ce3" office:value-type="float" office:value="-0.986763134051149" calcext:value-type="float">
            <text:p>-0,986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8231546557917" calcext:value-type="float">
            <text:p>0,6823</text:p>
          </table:table-cell>
          <table:table-cell table:style-name="ce3" office:value-type="float" office:value="-0.0197331772454838" calcext:value-type="float">
            <text:p>-0,019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254162091959447" calcext:value-type="float">
            <text:p>0,2542</text:p>
          </table:table-cell>
          <table:table-cell table:style-name="ce3" office:value-type="float" office:value="-0.977788094906666" calcext:value-type="float">
            <text:p>-0,977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565417092101196" calcext:value-type="float">
            <text:p>0,5654</text:p>
          </table:table-cell>
          <table:table-cell table:style-name="ce3" office:value-type="float" office:value="-0.046999759635876" calcext:value-type="float">
            <text:p>-0,047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54517933405287" calcext:value-type="float">
            <text:p>-0,1545</text:p>
          </table:table-cell>
          <table:table-cell table:style-name="ce3" office:value-type="float" office:value="-0.931671859647645" calcext:value-type="float">
            <text:p>-0,931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86346406983665" calcext:value-type="float">
            <text:p>0,9863</text:p>
          </table:table-cell>
          <table:table-cell table:style-name="ce3" office:value-type="float" office:value="0.969156998599754" calcext:value-type="float">
            <text:p>0,969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362213805261668" calcext:value-type="float">
            <text:p>0,3622</text:p>
          </table:table-cell>
          <table:table-cell table:style-name="ce3" office:value-type="float" office:value="-0.961171040172324" calcext:value-type="float">
            <text:p>-0,961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18080478627877" calcext:value-type="float">
            <text:p>0,9181</text:p>
          </table:table-cell>
          <table:table-cell table:style-name="ce3" office:value-type="float" office:value="-0.519549313065399" calcext:value-type="float">
            <text:p>-0,51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593415809878736" calcext:value-type="float">
            <text:p>-0,5934</text:p>
          </table:table-cell>
          <table:table-cell table:style-name="ce3" office:value-type="float" office:value="-0.983545721725493" calcext:value-type="float">
            <text:p>-0,983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00021576347361" calcext:value-type="float">
            <text:p>0,7000</text:p>
          </table:table-cell>
          <table:table-cell table:style-name="ce3" office:value-type="float" office:value="0.773624133829584" calcext:value-type="float">
            <text:p>0,77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856033423615535" calcext:value-type="float">
            <text:p>-0,8560</text:p>
          </table:table-cell>
          <table:table-cell table:style-name="ce3" office:value-type="float" office:value="-0.957858945428698" calcext:value-type="float">
            <text:p>-0,957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83996447546965" calcext:value-type="float">
            <text:p>0,8400</text:p>
          </table:table-cell>
          <table:table-cell table:style-name="ce3" office:value-type="float" office:value="0.256808888684797" calcext:value-type="float">
            <text:p>0,25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88142078291258" calcext:value-type="float">
            <text:p>-0,9881</text:p>
          </table:table-cell>
          <table:table-cell table:style-name="ce3" office:value-type="float" office:value="-0.980805188224501" calcext:value-type="float">
            <text:p>-0,980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93897800633858" calcext:value-type="float">
            <text:p>0,6939</text:p>
          </table:table-cell>
          <table:table-cell table:style-name="ce3" office:value-type="float" office:value="0.560622290323664" calcext:value-type="float">
            <text:p>0,56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934241165880018" calcext:value-type="float">
            <text:p>-0,9342</text:p>
          </table:table-cell>
          <table:table-cell table:style-name="ce3" office:value-type="float" office:value="-0.970868761273058" calcext:value-type="float">
            <text:p>-0,970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72204194500433" calcext:value-type="float">
            <text:p>0,7722</text:p>
          </table:table-cell>
          <table:table-cell table:style-name="ce3" office:value-type="float" office:value="0.656239390111295" calcext:value-type="float">
            <text:p>0,65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0.374126989653348" calcext:value-type="float">
            <text:p>0,3741</text:p>
          </table:table-cell>
          <table:table-cell table:style-name="ce3" office:value-type="float" office:value="-0.965930202409478" calcext:value-type="float">
            <text:p>-0,965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923399906656318" calcext:value-type="float">
            <text:p>0,9234</text:p>
          </table:table-cell>
          <table:table-cell table:style-name="ce3" office:value-type="float" office:value="0.936327802370479" calcext:value-type="float">
            <text:p>0,93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255129393026875" calcext:value-type="float">
            <text:p>-0,2551</text:p>
          </table:table-cell>
          <table:table-cell table:style-name="ce3" office:value-type="float" office:value="-0.97136611242617" calcext:value-type="float">
            <text:p>-0,9714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03111034632485" calcext:value-type="float">
            <text:p>0,6031</text:p>
          </table:table-cell>
          <table:table-cell table:style-name="ce3" office:value-type="float" office:value="-0.3677458745259" calcext:value-type="float">
            <text:p>-0,36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697512862811122" calcext:value-type="float">
            <text:p>-0,6975</text:p>
          </table:table-cell>
          <table:table-cell table:style-name="ce3" office:value-type="float" office:value="-0.992956659675853" calcext:value-type="float">
            <text:p>-0,993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1404968739343" calcext:value-type="float">
            <text:p>0,6140</text:p>
          </table:table-cell>
          <table:table-cell table:style-name="ce3" office:value-type="float" office:value="-0.634799711596221" calcext:value-type="float">
            <text:p>-0,63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1790877631277" calcext:value-type="float">
            <text:p>-0,1791</text:p>
          </table:table-cell>
          <table:table-cell table:style-name="ce3" office:value-type="float" office:value="-0.986013851365683" calcext:value-type="float">
            <text:p>-0,986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719949988407217" calcext:value-type="float">
            <text:p>0,7199</text:p>
          </table:table-cell>
          <table:table-cell table:style-name="ce3" office:value-type="float" office:value="0.866158611517565" calcext:value-type="float">
            <text:p>0,86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float" office:value="-0.0348885881231757" calcext:value-type="float">
            <text:p>-0,0349</text:p>
          </table:table-cell>
          <table:table-cell table:style-name="ce3" office:value-type="float" office:value="-0.999256920863037" calcext:value-type="float">
            <text:p>-0,999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.640549677591813" calcext:value-type="float">
            <text:p>0,6405</text:p>
          </table:table-cell>
          <table:table-cell table:style-name="ce3" office:value-type="float" office:value="0.884571192726025" calcext:value-type="float">
            <text:p>0,884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" office:value-type="float" office:value="0.594165290601963" calcext:value-type="float">
            <text:p>0,5942</text:p>
          </table:table-cell>
          <table:table-cell table:style-name="ce3" office:value-type="float" office:value="-0.382764414710941" calcext:value-type="float">
            <text:p>-0,38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Total de padrões/amostras: 190</text:p>
          </table:table-cell>
          <table:covered-table-cell table:number-columns-repeated="2" table:style-name="ce9"/>
          <table:table-cell/>
          <table:table-cell table:style-name="ce3" office:value-type="float" office:value="0.955351397916033" calcext:value-type="float">
            <text:p>0,9554</text:p>
          </table:table-cell>
          <table:table-cell table:style-name="ce3" office:value-type="float" office:value="0.723734080388951" calcext:value-type="float">
            <text:p>0,72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" office:value-type="float" office:value="0.929475936493947" calcext:value-type="float">
            <text:p>0,9295</text:p>
          </table:table-cell>
          <table:table-cell table:style-name="ce3" office:value-type="float" office:value="0.437990529018056" calcext:value-type="float">
            <text:p>0,43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" office:value-type="float" office:value="0.655291546465994" calcext:value-type="float">
            <text:p>0,6553</text:p>
          </table:table-cell>
          <table:table-cell table:style-name="ce3" office:value-type="float" office:value="0.206277496143935" calcext:value-type="float">
            <text:p>0,20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" office:value-type="float" office:value="0.777360069512552" calcext:value-type="float">
            <text:p>0,7774</text:p>
          </table:table-cell>
          <table:table-cell table:style-name="ce3" office:value-type="float" office:value="0.986463304357923" calcext:value-type="float">
            <text:p>0,98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" office:value-type="float" office:value="0.858064297368802" calcext:value-type="float">
            <text:p>0,8581</text:p>
          </table:table-cell>
          <table:table-cell table:style-name="ce3" office:value-type="float" office:value="0.393860283896568" calcext:value-type="float">
            <text:p>0,393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6"/>
          <table:table-cell table:style-name="ce9" office:value-type="string" calcext:value-type="string" table:number-columns-spanned="3" table:number-rows-spanned="1">
            <text:p>Total de padrões/amostras: 196</text:p>
          </table:table-cell>
          <table:covered-table-cell table:number-columns-repeated="2" table:style-name="ce9"/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7" table:number-rows-spanned="1">
            <text:p>Total de padrões/amostras (treinamento + teste): 386</text:p>
          </table:table-cell>
          <table:covered-table-cell table:number-columns-repeated="6" table:style-name="ce9"/>
          <table:table-cell table:number-columns-repeated="16375"/>
        </table:table-row>
        <table:table-row table:style-name="ro2" table:number-rows-repeated="10483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inal db" table:style-name="ta2">
        <office:forms form:automatic-focus="false" form:apply-design-mode="false"/>
        <table:table-column table:style-name="co9" table:number-columns-repeated="2" table:default-cell-style-name="ce3"/>
        <table:table-column table:style-name="co9" table:default-cell-style-name="ce6"/>
        <table:table-row table:style-name="ro1">
          <table:table-cell table:style-name="ce2" office:value-type="string" calcext:value-type="string">
            <text:p>X1 (Pressão)</text:p>
          </table:table-cell>
          <table:table-cell table:style-name="ce2" office:value-type="string" calcext:value-type="string">
            <text:p>X2 (Temperatura)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-0.215325679359277" calcext:value-type="float">
            <text:p>-0,2153</text:p>
          </table:table-cell>
          <table:table-cell office:value-type="float" office:value="-0.288509843472417" calcext:value-type="float">
            <text:p>-0,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3641585023615" calcext:value-type="float">
            <text:p>-0,2636</text:p>
          </table:table-cell>
          <table:table-cell office:value-type="float" office:value="-0.673540980040283" calcext:value-type="float">
            <text:p>-0,6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3518824575235" calcext:value-type="float">
            <text:p>-0,8435</text:p>
          </table:table-cell>
          <table:table-cell office:value-type="float" office:value="0.215868538717908" calcext:value-type="float">
            <text:p>0,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4878367320377" calcext:value-type="float">
            <text:p>-0,9349</text:p>
          </table:table-cell>
          <table:table-cell office:value-type="float" office:value="0.551532263869187" calcext:value-type="float">
            <text:p>0,5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75318233745843" calcext:value-type="float">
            <text:p>-0,0175</text:p>
          </table:table-cell>
          <table:table-cell office:value-type="float" office:value="0.244473531756337" calcext:value-type="float">
            <text:p>0,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4425205971127" calcext:value-type="float">
            <text:p>-0,8444</text:p>
          </table:table-cell>
          <table:table-cell office:value-type="float" office:value="-0.614453794558297" calcext:value-type="float">
            <text:p>-0,6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6191157532625" calcext:value-type="float">
            <text:p>-0,7562</text:p>
          </table:table-cell>
          <table:table-cell office:value-type="float" office:value="-0.401258425127815" calcext:value-type="float">
            <text:p>-0,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0843065344931" calcext:value-type="float">
            <text:p>-0,3108</text:p>
          </table:table-cell>
          <table:table-cell office:value-type="float" office:value="0.698933845247597" calcext:value-type="float">
            <text:p>0,6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6251092812565" calcext:value-type="float">
            <text:p>-0,8863</text:p>
          </table:table-cell>
          <table:table-cell office:value-type="float" office:value="0.290565220713993" calcext:value-type="float">
            <text:p>0,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179535584255" calcext:value-type="float">
            <text:p>-0,5718</text:p>
          </table:table-cell>
          <table:table-cell office:value-type="float" office:value="-0.335306574696449" calcext:value-type="float">
            <text:p>-0,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3271619972193" calcext:value-type="float">
            <text:p>-0,6133</text:p>
          </table:table-cell>
          <table:table-cell office:value-type="float" office:value="-0.567346193992835" calcext:value-type="float">
            <text:p>-0,5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609241713347" calcext:value-type="float">
            <text:p>-0,1046</text:p>
          </table:table-cell>
          <table:table-cell office:value-type="float" office:value="0.533008668149023" calcext:value-type="float">
            <text:p>0,5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4581447294139" calcext:value-type="float">
            <text:p>-0,7546</text:p>
          </table:table-cell>
          <table:table-cell office:value-type="float" office:value="-0.0988486851188059" calcext:value-type="float">
            <text:p>-0,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7104779323228" calcext:value-type="float">
            <text:p>-0,7971</text:p>
          </table:table-cell>
          <table:table-cell office:value-type="float" office:value="-0.760597836964411" calcext:value-type="float">
            <text:p>-0,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72844443275657" calcext:value-type="float">
            <text:p>-0,0173</text:p>
          </table:table-cell>
          <table:table-cell office:value-type="float" office:value="-0.494862452587006" calcext:value-type="float">
            <text:p>-0,4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9985684932344" calcext:value-type="float">
            <text:p>-0,3600</text:p>
          </table:table-cell>
          <table:table-cell office:value-type="float" office:value="0.187780207596896" calcext:value-type="float">
            <text:p>0,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5766760236316" calcext:value-type="float">
            <text:p>-0,1058</text:p>
          </table:table-cell>
          <table:table-cell office:value-type="float" office:value="0.306129509777726" calcext:value-type="float">
            <text:p>0,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8210562323417" calcext:value-type="float">
            <text:p>-0,1882</text:p>
          </table:table-cell>
          <table:table-cell office:value-type="float" office:value="-0.735698265464538" calcext:value-type="float">
            <text:p>-0,7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4142306799919" calcext:value-type="float">
            <text:p>-0,7141</text:p>
          </table:table-cell>
          <table:table-cell office:value-type="float" office:value="0.761890498334927" calcext:value-type="float">
            <text:p>0,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34177051402863" calcext:value-type="float">
            <text:p>-0,0134</text:p>
          </table:table-cell>
          <table:table-cell office:value-type="float" office:value="0.229268918733861" calcext:value-type="float">
            <text:p>0,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9188003613454" calcext:value-type="float">
            <text:p>-0,4292</text:p>
          </table:table-cell>
          <table:table-cell office:value-type="float" office:value="-0.345273406762282" calcext:value-type="float">
            <text:p>-0,3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2130880359328" calcext:value-type="float">
            <text:p>-0,7521</text:p>
          </table:table-cell>
          <table:table-cell office:value-type="float" office:value="0.0279466105538755" calcext:value-type="float">
            <text:p>0,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7801315287721" calcext:value-type="float">
            <text:p>-0,0278</text:p>
          </table:table-cell>
          <table:table-cell office:value-type="float" office:value="0.148895974946193" calcext:value-type="float">
            <text:p>0,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7014934530425" calcext:value-type="float">
            <text:p>-0,5270</text:p>
          </table:table-cell>
          <table:table-cell office:value-type="float" office:value="-0.891183332727361" calcext:value-type="float">
            <text:p>-0,8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784378417331" calcext:value-type="float">
            <text:p>-0,1858</text:p>
          </table:table-cell>
          <table:table-cell office:value-type="float" office:value="-0.922480685635366" calcext:value-type="float">
            <text:p>-0,9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4832454784838" calcext:value-type="float">
            <text:p>-0,3148</text:p>
          </table:table-cell>
          <table:table-cell office:value-type="float" office:value="-0.849094950744267" calcext:value-type="float">
            <text:p>-0,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117487258169" calcext:value-type="float">
            <text:p>-0,6212</text:p>
          </table:table-cell>
          <table:table-cell office:value-type="float" office:value="-0.221495716528217" calcext:value-type="float">
            <text:p>-0,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1636776841442" calcext:value-type="float">
            <text:p>-0,8916</text:p>
          </table:table-cell>
          <table:table-cell office:value-type="float" office:value="-0.444429613524768" calcext:value-type="float">
            <text:p>-0,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9806970104292" calcext:value-type="float">
            <text:p>-0,7198</text:p>
          </table:table-cell>
          <table:table-cell office:value-type="float" office:value="-0.688197348325629" calcext:value-type="float">
            <text:p>-0,6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22884017838566" calcext:value-type="float">
            <text:p>-0,0323</text:p>
          </table:table-cell>
          <table:table-cell office:value-type="float" office:value="-0.239916880210686" calcext:value-type="float">
            <text:p>-0,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8534680704853" calcext:value-type="float">
            <text:p>-0,7485</text:p>
          </table:table-cell>
          <table:table-cell office:value-type="float" office:value="-0.0541202497303389" calcext:value-type="float">
            <text:p>-0,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017356157062" calcext:value-type="float">
            <text:p>-0,7702</text:p>
          </table:table-cell>
          <table:table-cell office:value-type="float" office:value="0.425971000552476" calcext:value-type="float">
            <text:p>0,4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7417392947283" calcext:value-type="float">
            <text:p>0,0237</text:p>
          </table:table-cell>
          <table:table-cell office:value-type="float" office:value="-0.943750462688063" calcext:value-type="float">
            <text:p>-0,9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0632343106576" calcext:value-type="float">
            <text:p>-0,1606</text:p>
          </table:table-cell>
          <table:table-cell office:value-type="float" office:value="0.143907731077873" calcext:value-type="float">
            <text:p>0,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2424771571675" calcext:value-type="float">
            <text:p>-0,6724</text:p>
          </table:table-cell>
          <table:table-cell office:value-type="float" office:value="-0.614465299834053" calcext:value-type="float">
            <text:p>-0,6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07943157110295" calcext:value-type="float">
            <text:p>-0,0408</text:p>
          </table:table-cell>
          <table:table-cell office:value-type="float" office:value="-0.502698225111703" calcext:value-type="float">
            <text:p>-0,5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3207679758133" calcext:value-type="float">
            <text:p>-0,2432</text:p>
          </table:table-cell>
          <table:table-cell office:value-type="float" office:value="0.227707072309461" calcext:value-type="float">
            <text:p>0,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6487508780359" calcext:value-type="float">
            <text:p>0,0396</text:p>
          </table:table-cell>
          <table:table-cell office:value-type="float" office:value="-0.576524970895824" calcext:value-type="float">
            <text:p>-0,5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4477417665724" calcext:value-type="float">
            <text:p>-0,6945</text:p>
          </table:table-cell>
          <table:table-cell office:value-type="float" office:value="-0.533157893248108" calcext:value-type="float">
            <text:p>-0,5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6567131796385" calcext:value-type="float">
            <text:p>-0,5266</text:p>
          </table:table-cell>
          <table:table-cell office:value-type="float" office:value="0.212180059511198" calcext:value-type="float">
            <text:p>0,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4736655286076" calcext:value-type="float">
            <text:p>-0,7147</text:p>
          </table:table-cell>
          <table:table-cell office:value-type="float" office:value="-0.285473567108584" calcext:value-type="float">
            <text:p>-0,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7840397775902" calcext:value-type="float">
            <text:p>-0,5978</text:p>
          </table:table-cell>
          <table:table-cell office:value-type="float" office:value="0.409461827673671" calcext:value-type="float">
            <text:p>0,4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4506664407925" calcext:value-type="float">
            <text:p>-0,4845</text:p>
          </table:table-cell>
          <table:table-cell office:value-type="float" office:value="-0.74853463942074" calcext:value-type="float">
            <text:p>-0,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2405196314727" calcext:value-type="float">
            <text:p>-0,3924</text:p>
          </table:table-cell>
          <table:table-cell office:value-type="float" office:value="0.309653118139833" calcext:value-type="float">
            <text:p>0,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8898163422653" calcext:value-type="float">
            <text:p>-0,6389</text:p>
          </table:table-cell>
          <table:table-cell office:value-type="float" office:value="0.398708973907107" calcext:value-type="float">
            <text:p>0,3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8470466837673" calcext:value-type="float">
            <text:p>-0,2085</text:p>
          </table:table-cell>
          <table:table-cell office:value-type="float" office:value="0.412592307389778" calcext:value-type="float">
            <text:p>0,4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7001591626193" calcext:value-type="float">
            <text:p>-0,8270</text:p>
          </table:table-cell>
          <table:table-cell office:value-type="float" office:value="-0.342500713890786" calcext:value-type="float">
            <text:p>-0,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384955278293" calcext:value-type="float">
            <text:p>-0,1044</text:p>
          </table:table-cell>
          <table:table-cell office:value-type="float" office:value="-0.762063295674018" calcext:value-type="float">
            <text:p>-0,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7178537687312" calcext:value-type="float">
            <text:p>-0,8072</text:p>
          </table:table-cell>
          <table:table-cell office:value-type="float" office:value="-0.953082012206799" calcext:value-type="float">
            <text:p>-0,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4074271599648" calcext:value-type="float">
            <text:p>-0,7341</text:p>
          </table:table-cell>
          <table:table-cell office:value-type="float" office:value="-0.433078747575454" calcext:value-type="float">
            <text:p>-0,4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5358538827236" calcext:value-type="float">
            <text:p>-0,7654</text:p>
          </table:table-cell>
          <table:table-cell office:value-type="float" office:value="-0.196991158074275" calcext:value-type="float">
            <text:p>-0,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3073044413206" calcext:value-type="float">
            <text:p>-0,6131</text:p>
          </table:table-cell>
          <table:table-cell office:value-type="float" office:value="-0.80366556400666" calcext:value-type="float">
            <text:p>-0,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038726300617" calcext:value-type="float">
            <text:p>-0,1250</text:p>
          </table:table-cell>
          <table:table-cell office:value-type="float" office:value="-0.529556883874221" calcext:value-type="float">
            <text:p>-0,5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631542453969" calcext:value-type="float">
            <text:p>-0,3163</text:p>
          </table:table-cell>
          <table:table-cell office:value-type="float" office:value="-0.842311003009908" calcext:value-type="float">
            <text:p>-0,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44635712425042" calcext:value-type="float">
            <text:p>-0,0945</text:p>
          </table:table-cell>
          <table:table-cell office:value-type="float" office:value="-0.101166588406731" calcext:value-type="float">
            <text:p>-0,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8208485121775" calcext:value-type="float">
            <text:p>-0,3982</text:p>
          </table:table-cell>
          <table:table-cell office:value-type="float" office:value="-0.309620471479967" calcext:value-type="float">
            <text:p>-0,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9713527267259" calcext:value-type="float">
            <text:p>-0,6097</text:p>
          </table:table-cell>
          <table:table-cell office:value-type="float" office:value="-0.448608815946824" calcext:value-type="float">
            <text:p>-0,4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6581909719219" calcext:value-type="float">
            <text:p>-0,8566</text:p>
          </table:table-cell>
          <table:table-cell office:value-type="float" office:value="-0.672397107033076" calcext:value-type="float">
            <text:p>-0,6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6917330245481" calcext:value-type="float">
            <text:p>-0,3469</text:p>
          </table:table-cell>
          <table:table-cell office:value-type="float" office:value="-0.344403131858711" calcext:value-type="float">
            <text:p>-0,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1599492159932" calcext:value-type="float">
            <text:p>-0,9716</text:p>
          </table:table-cell>
          <table:table-cell office:value-type="float" office:value="-0.55262789679483" calcext:value-type="float">
            <text:p>-0,5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49714631885511" calcext:value-type="float">
            <text:p>-0,0850</text:p>
          </table:table-cell>
          <table:table-cell office:value-type="float" office:value="-0.46068699557787" calcext:value-type="float">
            <text:p>-0,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9024279016712" calcext:value-type="float">
            <text:p>-0,6790</text:p>
          </table:table-cell>
          <table:table-cell office:value-type="float" office:value="-0.38479579378837" calcext:value-type="float">
            <text:p>-0,3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4698922453825" calcext:value-type="float">
            <text:p>-0,0547</text:p>
          </table:table-cell>
          <table:table-cell office:value-type="float" office:value="-0.119928438396502" calcext:value-type="float">
            <text:p>-0,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4885925265099" calcext:value-type="float">
            <text:p>-0,0035</text:p>
          </table:table-cell>
          <table:table-cell office:value-type="float" office:value="-0.028638490119159" calcext:value-type="float">
            <text:p>-0,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0460209382152" calcext:value-type="float">
            <text:p>-0,3405</text:p>
          </table:table-cell>
          <table:table-cell office:value-type="float" office:value="-0.455158292107972" calcext:value-type="float">
            <text:p>-0,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0452460587651" calcext:value-type="float">
            <text:p>-0,4405</text:p>
          </table:table-cell>
          <table:table-cell office:value-type="float" office:value="-0.525802739961735" calcext:value-type="float">
            <text:p>-0,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3026563340436" calcext:value-type="float">
            <text:p>-0,1530</text:p>
          </table:table-cell>
          <table:table-cell office:value-type="float" office:value="-0.730371388568332" calcext:value-type="float">
            <text:p>-0,7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6057625735061" calcext:value-type="float">
            <text:p>-0,3761</text:p>
          </table:table-cell>
          <table:table-cell office:value-type="float" office:value="0.256794063599211" calcext:value-type="float">
            <text:p>0,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033237132218" calcext:value-type="float">
            <text:p>-0,8303</text:p>
          </table:table-cell>
          <table:table-cell office:value-type="float" office:value="-0.125823946904016" calcext:value-type="float">
            <text:p>-0,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7469709912182" calcext:value-type="float">
            <text:p>-0,5375</text:p>
          </table:table-cell>
          <table:table-cell office:value-type="float" office:value="-0.483780211139283" calcext:value-type="float">
            <text:p>-0,4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84843472625" calcext:value-type="float">
            <text:p>-0,1258</text:p>
          </table:table-cell>
          <table:table-cell office:value-type="float" office:value="-0.841771819915559" calcext:value-type="float">
            <text:p>-0,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6866588399274" calcext:value-type="float">
            <text:p>-0,5869</text:p>
          </table:table-cell>
          <table:table-cell office:value-type="float" office:value="0.10120713134585" calcext:value-type="float">
            <text:p>0,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147288487142" calcext:value-type="float">
            <text:p>0,1241</text:p>
          </table:table-cell>
          <table:table-cell office:value-type="float" office:value="-0.454878209293158" calcext:value-type="float">
            <text:p>-0,4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3880261947213" calcext:value-type="float">
            <text:p>-0,0839</text:p>
          </table:table-cell>
          <table:table-cell office:value-type="float" office:value="-0.0208461284338043" calcext:value-type="float">
            <text:p>-0,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1869513168" calcext:value-type="float">
            <text:p>0,0569</text:p>
          </table:table-cell>
          <table:table-cell office:value-type="float" office:value="-0.52939120517565" calcext:value-type="float">
            <text:p>-0,5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515262638604" calcext:value-type="float">
            <text:p>0,2265</text:p>
          </table:table-cell>
          <table:table-cell office:value-type="float" office:value="-0.192284485400672" calcext:value-type="float">
            <text:p>-0,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0751418333079" calcext:value-type="float">
            <text:p>-0,7908</text:p>
          </table:table-cell>
          <table:table-cell office:value-type="float" office:value="-0.793036172964815" calcext:value-type="float">
            <text:p>-0,7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3272945490176" calcext:value-type="float">
            <text:p>-0,1133</text:p>
          </table:table-cell>
          <table:table-cell office:value-type="float" office:value="-0.184300382441035" calcext:value-type="float">
            <text:p>-0,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8445162597707" calcext:value-type="float">
            <text:p>-0,9284</text:p>
          </table:table-cell>
          <table:table-cell office:value-type="float" office:value="-0.339135744677225" calcext:value-type="float">
            <text:p>-0,3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622014891349" calcext:value-type="float">
            <text:p>0,1556</text:p>
          </table:table-cell>
          <table:table-cell office:value-type="float" office:value="-0.448758589684282" calcext:value-type="float">
            <text:p>-0,4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5216405064769" calcext:value-type="float">
            <text:p>-0,0252</text:p>
          </table:table-cell>
          <table:table-cell office:value-type="float" office:value="-0.715051222815601" calcext:value-type="float">
            <text:p>-0,7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5179372231824" calcext:value-type="float">
            <text:p>-0,9352</text:p>
          </table:table-cell>
          <table:table-cell office:value-type="float" office:value="-0.913754988633927" calcext:value-type="float">
            <text:p>-0,9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0460216584578" calcext:value-type="float">
            <text:p>-0,3505</text:p>
          </table:table-cell>
          <table:table-cell office:value-type="float" office:value="-0.826564207710625" calcext:value-type="float">
            <text:p>-0,8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9640189615938" calcext:value-type="float">
            <text:p>-0,8096</text:p>
          </table:table-cell>
          <table:table-cell office:value-type="float" office:value="-0.943301544652534" calcext:value-type="float">
            <text:p>-0,9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1960631464368" calcext:value-type="float">
            <text:p>-0,5920</text:p>
          </table:table-cell>
          <table:table-cell office:value-type="float" office:value="-0.478666342711014" calcext:value-type="float">
            <text:p>-0,4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976931980287" calcext:value-type="float">
            <text:p>0,1970</text:p>
          </table:table-cell>
          <table:table-cell office:value-type="float" office:value="-0.905129057327836" calcext:value-type="float">
            <text:p>-0,9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8225489883199" calcext:value-type="float">
            <text:p>-0,9782</text:p>
          </table:table-cell>
          <table:table-cell office:value-type="float" office:value="-0.122145541802225" calcext:value-type="float">
            <text:p>-0,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314705100373" calcext:value-type="float">
            <text:p>0,1683</text:p>
          </table:table-cell>
          <table:table-cell office:value-type="float" office:value="-0.43678563798791" calcext:value-type="float">
            <text:p>-0,4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931997056093" calcext:value-type="float">
            <text:p>0,1319</text:p>
          </table:table-cell>
          <table:table-cell office:value-type="float" office:value="-0.363187229736628" calcext:value-type="float">
            <text:p>-0,3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5860444365861" calcext:value-type="float">
            <text:p>-0,3459</text:p>
          </table:table-cell>
          <table:table-cell office:value-type="float" office:value="-0.438824242789382" calcext:value-type="float">
            <text:p>-0,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5935662666705" calcext:value-type="float">
            <text:p>-0,3059</text:p>
          </table:table-cell>
          <table:table-cell office:value-type="float" office:value="-0.694342359473558" calcext:value-type="float">
            <text:p>-0,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7343762330043" calcext:value-type="float">
            <text:p>-0,6773</text:p>
          </table:table-cell>
          <table:table-cell office:value-type="float" office:value="-0.507031091518046" calcext:value-type="float">
            <text:p>-0,5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0827999952343" calcext:value-type="float">
            <text:p>-0,3208</text:p>
          </table:table-cell>
          <table:table-cell office:value-type="float" office:value="0.00243614879388199" calcext:value-type="float">
            <text:p>0,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072111408388" calcext:value-type="float">
            <text:p>0,1551</text:p>
          </table:table-cell>
          <table:table-cell office:value-type="float" office:value="-0.00176404144680964" calcext:value-type="float">
            <text:p>-0,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7848469302451" calcext:value-type="float">
            <text:p>-0,3278</text:p>
          </table:table-cell>
          <table:table-cell office:value-type="float" office:value="-0.523860229092877" calcext:value-type="float">
            <text:p>-0,5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1009715572467" calcext:value-type="float">
            <text:p>-0,6210</text:p>
          </table:table-cell>
          <table:table-cell office:value-type="float" office:value="-0.587506119797537" calcext:value-type="float">
            <text:p>-0,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9534350733315" calcext:value-type="float">
            <text:p>0,0860</text:p>
          </table:table-cell>
          <table:table-cell office:value-type="float" office:value="-0.960923232536862" calcext:value-type="float">
            <text:p>-0,9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36892325136162" calcext:value-type="float">
            <text:p>0,0034</text:p>
          </table:table-cell>
          <table:table-cell office:value-type="float" office:value="-0.625656264269385" calcext:value-type="float">
            <text:p>-0,6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0263177390081" calcext:value-type="float">
            <text:p>-0,8203</text:p>
          </table:table-cell>
          <table:table-cell office:value-type="float" office:value="-0.793778552214371" calcext:value-type="float">
            <text:p>-0,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1020938726578" calcext:value-type="float">
            <text:p>0,0741</text:p>
          </table:table-cell>
          <table:table-cell office:value-type="float" office:value="-0.398793305099914" calcext:value-type="float">
            <text:p>-0,3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028495334612" calcext:value-type="float">
            <text:p>0,2250</text:p>
          </table:table-cell>
          <table:table-cell office:value-type="float" office:value="-0.339387490926471" calcext:value-type="float">
            <text:p>-0,3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297624443385" calcext:value-type="float">
            <text:p>0,1283</text:p>
          </table:table-cell>
          <table:table-cell office:value-type="float" office:value="-0.78893248132824" calcext:value-type="float">
            <text:p>-0,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5661322883266" calcext:value-type="float">
            <text:p>0,0166</text:p>
          </table:table-cell>
          <table:table-cell office:value-type="float" office:value="-0.874625141265576" calcext:value-type="float">
            <text:p>-0,8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1438869601008" calcext:value-type="float">
            <text:p>-0,4114</text:p>
          </table:table-cell>
          <table:table-cell office:value-type="float" office:value="-0.558635842999508" calcext:value-type="float">
            <text:p>-0,5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381877304849" calcext:value-type="float">
            <text:p>-0,3738</text:p>
          </table:table-cell>
          <table:table-cell office:value-type="float" office:value="-0.104954006214078" calcext:value-type="float">
            <text:p>-0,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7869743769772" calcext:value-type="float">
            <text:p>-0,4079</text:p>
          </table:table-cell>
          <table:table-cell office:value-type="float" office:value="-0.810082570194161" calcext:value-type="float">
            <text:p>-0,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5116134513785" calcext:value-type="float">
            <text:p>-0,5851</text:p>
          </table:table-cell>
          <table:table-cell office:value-type="float" office:value="-0.99230167417985" calcext:value-type="float">
            <text:p>-0,9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628196230004" calcext:value-type="float">
            <text:p>0,1346</text:p>
          </table:table-cell>
          <table:table-cell office:value-type="float" office:value="-0.72607670011376" calcext:value-type="float">
            <text:p>-0,7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2248025525227" calcext:value-type="float">
            <text:p>-0,5522</text:p>
          </table:table-cell>
          <table:table-cell office:value-type="float" office:value="-0.796183513172997" calcext:value-type="float">
            <text:p>-0,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8749395522552" calcext:value-type="float">
            <text:p>-0,6387</text:p>
          </table:table-cell>
          <table:table-cell office:value-type="float" office:value="-0.827141111929471" calcext:value-type="float">
            <text:p>-0,8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42969918911095" calcext:value-type="float">
            <text:p>-0,0843</text:p>
          </table:table-cell>
          <table:table-cell office:value-type="float" office:value="-0.587553456391235" calcext:value-type="float">
            <text:p>-0,5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1176539108276" calcext:value-type="float">
            <text:p>-0,3412</text:p>
          </table:table-cell>
          <table:table-cell office:value-type="float" office:value="-0.99991769432351" calcext:value-type="float">
            <text:p>-0,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7268459323289" calcext:value-type="float">
            <text:p>-0,3373</text:p>
          </table:table-cell>
          <table:table-cell office:value-type="float" office:value="-0.489449638079182" calcext:value-type="float">
            <text:p>-0,4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6891277680567" calcext:value-type="float">
            <text:p>-0,8369</text:p>
          </table:table-cell>
          <table:table-cell office:value-type="float" office:value="-0.706065566084387" calcext:value-type="float">
            <text:p>-0,7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0151948125614" calcext:value-type="float">
            <text:p>-0,8302</text:p>
          </table:table-cell>
          <table:table-cell office:value-type="float" office:value="-0.893101147779339" calcext:value-type="float">
            <text:p>-0,8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866093391178" calcext:value-type="float">
            <text:p>-0,8187</text:p>
          </table:table-cell>
          <table:table-cell office:value-type="float" office:value="-0.359306724620922" calcext:value-type="float">
            <text:p>-0,3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2664219028897" calcext:value-type="float">
            <text:p>-0,6427</text:p>
          </table:table-cell>
          <table:table-cell office:value-type="float" office:value="-0.804731910871152" calcext:value-type="float">
            <text:p>-0,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1752327582848" calcext:value-type="float">
            <text:p>-0,2718</text:p>
          </table:table-cell>
          <table:table-cell office:value-type="float" office:value="-0.935956458120471" calcext:value-type="float">
            <text:p>-0,9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3708601417057" calcext:value-type="float">
            <text:p>-0,6137</text:p>
          </table:table-cell>
          <table:table-cell office:value-type="float" office:value="-0.863522196532347" calcext:value-type="float">
            <text:p>-0,8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4925944086765" calcext:value-type="float">
            <text:p>-0,7549</text:p>
          </table:table-cell>
          <table:table-cell office:value-type="float" office:value="-0.497979048944641" calcext:value-type="float">
            <text:p>-0,4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1711197711545" calcext:value-type="float">
            <text:p>-0,7917</text:p>
          </table:table-cell>
          <table:table-cell office:value-type="float" office:value="-0.354743449331289" calcext:value-type="float">
            <text:p>-0,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664699802191" calcext:value-type="float">
            <text:p>-0,2166</text:p>
          </table:table-cell>
          <table:table-cell office:value-type="float" office:value="-0.987666797771481" calcext:value-type="float">
            <text:p>-0,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354893752364" calcext:value-type="float">
            <text:p>0,0654</text:p>
          </table:table-cell>
          <table:table-cell office:value-type="float" office:value="-0.973018291946364" calcext:value-type="float">
            <text:p>-0,9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052861625867" calcext:value-type="float">
            <text:p>0,1681</text:p>
          </table:table-cell>
          <table:table-cell office:value-type="float" office:value="-0.757219346271736" calcext:value-type="float">
            <text:p>-0,7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9329348726395" calcext:value-type="float">
            <text:p>-0,4393</text:p>
          </table:table-cell>
          <table:table-cell office:value-type="float" office:value="-0.644204501187138" calcext:value-type="float">
            <text:p>-0,6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5051680426197" calcext:value-type="float">
            <text:p>-0,1551</text:p>
          </table:table-cell>
          <table:table-cell office:value-type="float" office:value="-0.908364168516338" calcext:value-type="float">
            <text:p>-0,9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257884974528" calcext:value-type="float">
            <text:p>0,2533</text:p>
          </table:table-cell>
          <table:table-cell office:value-type="float" office:value="-0.638946863692937" calcext:value-type="float">
            <text:p>-0,6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5480172132735" calcext:value-type="float">
            <text:p>-0,6555</text:p>
          </table:table-cell>
          <table:table-cell office:value-type="float" office:value="-0.353867963385874" calcext:value-type="float">
            <text:p>-0,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287832554222" calcext:value-type="float">
            <text:p>0,3203</text:p>
          </table:table-cell>
          <table:table-cell office:value-type="float" office:value="-0.928134379242119" calcext:value-type="float">
            <text:p>-0,9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9246997341659" calcext:value-type="float">
            <text:p>-0,6592</text:p>
          </table:table-cell>
          <table:table-cell office:value-type="float" office:value="-0.830599152170492" calcext:value-type="float">
            <text:p>-0,8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9589458535427" calcext:value-type="float">
            <text:p>-0,3496</text:p>
          </table:table-cell>
          <table:table-cell office:value-type="float" office:value="-0.823074586645258" calcext:value-type="float">
            <text:p>-0,8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6773158343605" calcext:value-type="float">
            <text:p>-0,3168</text:p>
          </table:table-cell>
          <table:table-cell office:value-type="float" office:value="-0.613105923995273" calcext:value-type="float">
            <text:p>-0,6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8782100223762" calcext:value-type="float">
            <text:p>-0,0788</text:p>
          </table:table-cell>
          <table:table-cell office:value-type="float" office:value="-0.797578076955571" calcext:value-type="float">
            <text:p>-0,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1587491281172" calcext:value-type="float">
            <text:p>-0,9016</text:p>
          </table:table-cell>
          <table:table-cell office:value-type="float" office:value="-0.483543055345178" calcext:value-type="float">
            <text:p>-0,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405105975108" calcext:value-type="float">
            <text:p>-0,9324</text:p>
          </table:table-cell>
          <table:table-cell office:value-type="float" office:value="-0.672074306090811" calcext:value-type="float">
            <text:p>-0,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9227600875087" calcext:value-type="float">
            <text:p>-0,7892</text:p>
          </table:table-cell>
          <table:table-cell office:value-type="float" office:value="-0.476558182800164" calcext:value-type="float">
            <text:p>-0,4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1638000135032" calcext:value-type="float">
            <text:p>-0,1116</text:p>
          </table:table-cell>
          <table:table-cell office:value-type="float" office:value="-0.841175054161145" calcext:value-type="float">
            <text:p>-0,8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234899199634" calcext:value-type="float">
            <text:p>-0,2192</text:p>
          </table:table-cell>
          <table:table-cell office:value-type="float" office:value="-0.942217101277334" calcext:value-type="float">
            <text:p>-0,9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9340838632483" calcext:value-type="float">
            <text:p>-0,8393</text:p>
          </table:table-cell>
          <table:table-cell office:value-type="float" office:value="-0.784210249848927" calcext:value-type="float">
            <text:p>-0,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972479395798" calcext:value-type="float">
            <text:p>0,2750</text:p>
          </table:table-cell>
          <table:table-cell office:value-type="float" office:value="-0.764611855317568" calcext:value-type="float">
            <text:p>-0,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284075006665" calcext:value-type="float">
            <text:p>-0,6328</text:p>
          </table:table-cell>
          <table:table-cell office:value-type="float" office:value="-0.587499571730206" calcext:value-type="float">
            <text:p>-0,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119742092456" calcext:value-type="float">
            <text:p>0,3171</text:p>
          </table:table-cell>
          <table:table-cell office:value-type="float" office:value="-0.519644962717009" calcext:value-type="float">
            <text:p>-0,5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8578577399926" calcext:value-type="float">
            <text:p>-0,7586</text:p>
          </table:table-cell>
          <table:table-cell office:value-type="float" office:value="-0.698685548156129" calcext:value-type="float">
            <text:p>-0,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9746427771689" calcext:value-type="float">
            <text:p>-0,7397</text:p>
          </table:table-cell>
          <table:table-cell office:value-type="float" office:value="-0.563273525647429" calcext:value-type="float">
            <text:p>-0,5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1200158079569" calcext:value-type="float">
            <text:p>-0,4612</text:p>
          </table:table-cell>
          <table:table-cell office:value-type="float" office:value="-0.590848614162803" calcext:value-type="float">
            <text:p>-0,5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3207582465705" calcext:value-type="float">
            <text:p>-0,9832</text:p>
          </table:table-cell>
          <table:table-cell office:value-type="float" office:value="-0.936153531032088" calcext:value-type="float">
            <text:p>-0,9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7208818439087" calcext:value-type="float">
            <text:p>-0,3472</text:p>
          </table:table-cell>
          <table:table-cell office:value-type="float" office:value="-0.676457146232321" calcext:value-type="float">
            <text:p>-0,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9882378507505" calcext:value-type="float">
            <text:p>-0,4799</text:p>
          </table:table-cell>
          <table:table-cell office:value-type="float" office:value="-0.906540764429972" calcext:value-type="float">
            <text:p>-0,9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6950527174669" calcext:value-type="float">
            <text:p>-0,9070</text:p>
          </table:table-cell>
          <table:table-cell office:value-type="float" office:value="-0.626907831418094" calcext:value-type="float">
            <text:p>-0,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4632958328485" calcext:value-type="float">
            <text:p>-0,3246</text:p>
          </table:table-cell>
          <table:table-cell office:value-type="float" office:value="-0.734724630159612" calcext:value-type="float">
            <text:p>-0,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6586153703213" calcext:value-type="float">
            <text:p>0,0377</text:p>
          </table:table-cell>
          <table:table-cell office:value-type="float" office:value="-0.963466167514832" calcext:value-type="float">
            <text:p>-0,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137135053981" calcext:value-type="float">
            <text:p>0,4081</text:p>
          </table:table-cell>
          <table:table-cell office:value-type="float" office:value="-0.979205608614763" calcext:value-type="float">
            <text:p>-0,9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564806136723" calcext:value-type="float">
            <text:p>-0,7256</text:p>
          </table:table-cell>
          <table:table-cell office:value-type="float" office:value="-0.738901224818127" calcext:value-type="float">
            <text:p>-0,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342801170088" calcext:value-type="float">
            <text:p>0,1563</text:p>
          </table:table-cell>
          <table:table-cell office:value-type="float" office:value="-0.69767473154587" calcext:value-type="float">
            <text:p>-0,6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3352817530116" calcext:value-type="float">
            <text:p>-0,8734</text:p>
          </table:table-cell>
          <table:table-cell office:value-type="float" office:value="-0.809598566244534" calcext:value-type="float">
            <text:p>-0,8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9894693534599" calcext:value-type="float">
            <text:p>-0,9099</text:p>
          </table:table-cell>
          <table:table-cell office:value-type="float" office:value="-0.62213516443894" calcext:value-type="float">
            <text:p>-0,6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7373828069358" calcext:value-type="float">
            <text:p>-0,1574</text:p>
          </table:table-cell>
          <table:table-cell office:value-type="float" office:value="-0.948645151773387" calcext:value-type="float">
            <text:p>-0,9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4809171958097" calcext:value-type="float">
            <text:p>-0,1948</text:p>
          </table:table-cell>
          <table:table-cell office:value-type="float" office:value="-0.930572371160646" calcext:value-type="float">
            <text:p>-0,9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3919636890884" calcext:value-type="float">
            <text:p>0,2839</text:p>
          </table:table-cell>
          <table:table-cell office:value-type="float" office:value="-0.672448894694461" calcext:value-type="float">
            <text:p>-0,6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254117240517" calcext:value-type="float">
            <text:p>-0,6425</text:p>
          </table:table-cell>
          <table:table-cell office:value-type="float" office:value="-0.842725946449959" calcext:value-type="float">
            <text:p>-0,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9494409667652" calcext:value-type="float">
            <text:p>-0,8695</text:p>
          </table:table-cell>
          <table:table-cell office:value-type="float" office:value="-0.857150209563343" calcext:value-type="float">
            <text:p>-0,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436598446438" calcext:value-type="float">
            <text:p>0,1844</text:p>
          </table:table-cell>
          <table:table-cell office:value-type="float" office:value="-0.857364414513756" calcext:value-type="float">
            <text:p>-0,8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0220267242788" calcext:value-type="float">
            <text:p>0,3802</text:p>
          </table:table-cell>
          <table:table-cell office:value-type="float" office:value="-0.778121187348099" calcext:value-type="float">
            <text:p>-0,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81014824279" calcext:value-type="float">
            <text:p>0,1708</text:p>
          </table:table-cell>
          <table:table-cell office:value-type="float" office:value="-0.808871062559842" calcext:value-type="float">
            <text:p>-0,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8528463468205" calcext:value-type="float">
            <text:p>-0,1685</text:p>
          </table:table-cell>
          <table:table-cell office:value-type="float" office:value="-0.899082865959893" calcext:value-type="float">
            <text:p>-0,8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7283460737571" calcext:value-type="float">
            <text:p>-0,9273</text:p>
          </table:table-cell>
          <table:table-cell office:value-type="float" office:value="-0.81055735574487" calcext:value-type="float">
            <text:p>-0,8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7395161013788" calcext:value-type="float">
            <text:p>-0,2874</text:p>
          </table:table-cell>
          <table:table-cell office:value-type="float" office:value="-0.876206252412249" calcext:value-type="float">
            <text:p>-0,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6284005816976" calcext:value-type="float">
            <text:p>0,0756</text:p>
          </table:table-cell>
          <table:table-cell office:value-type="float" office:value="-0.755510537393201" calcext:value-type="float">
            <text:p>-0,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0618891815194" calcext:value-type="float">
            <text:p>-0,8306</text:p>
          </table:table-cell>
          <table:table-cell office:value-type="float" office:value="-0.787835128414537" calcext:value-type="float">
            <text:p>-0,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8471268567653" calcext:value-type="float">
            <text:p>0,3685</text:p>
          </table:table-cell>
          <table:table-cell office:value-type="float" office:value="-0.950949378417086" calcext:value-type="float">
            <text:p>-0,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570873664708" calcext:value-type="float">
            <text:p>0,4176</text:p>
          </table:table-cell>
          <table:table-cell office:value-type="float" office:value="-0.886339554079137" calcext:value-type="float">
            <text:p>-0,8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4207016422483" calcext:value-type="float">
            <text:p>-0,2142</text:p>
          </table:table-cell>
          <table:table-cell office:value-type="float" office:value="-0.815637756010295" calcext:value-type="float">
            <text:p>-0,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104104909156" calcext:value-type="float">
            <text:p>-0,9721</text:p>
          </table:table-cell>
          <table:table-cell office:value-type="float" office:value="-0.858321859107111" calcext:value-type="float">
            <text:p>-0,8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962733783917" calcext:value-type="float">
            <text:p>0,0150</text:p>
          </table:table-cell>
          <table:table-cell office:value-type="float" office:value="-0.825863310390081" calcext:value-type="float">
            <text:p>-0,8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38070795493808" calcext:value-type="float">
            <text:p>-0,0838</text:p>
          </table:table-cell>
          <table:table-cell office:value-type="float" office:value="-0.908174375299956" calcext:value-type="float">
            <text:p>-0,9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004729158674" calcext:value-type="float">
            <text:p>0,4520</text:p>
          </table:table-cell>
          <table:table-cell office:value-type="float" office:value="-0.950655998599901" calcext:value-type="float">
            <text:p>-0,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33032051780321" calcext:value-type="float">
            <text:p>-0,0933</text:p>
          </table:table-cell>
          <table:table-cell office:value-type="float" office:value="-0.88573004584068" calcext:value-type="float">
            <text:p>-0,8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1979424865999" calcext:value-type="float">
            <text:p>-0,9120</text:p>
          </table:table-cell>
          <table:table-cell office:value-type="float" office:value="-0.986763134051149" calcext:value-type="float">
            <text:p>-0,9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162091959447" calcext:value-type="float">
            <text:p>0,2542</text:p>
          </table:table-cell>
          <table:table-cell office:value-type="float" office:value="-0.977788094906666" calcext:value-type="float">
            <text:p>-0,9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4517933405287" calcext:value-type="float">
            <text:p>-0,1545</text:p>
          </table:table-cell>
          <table:table-cell office:value-type="float" office:value="-0.931671859647645" calcext:value-type="float">
            <text:p>-0,9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2213805261668" calcext:value-type="float">
            <text:p>0,3622</text:p>
          </table:table-cell>
          <table:table-cell office:value-type="float" office:value="-0.961171040172324" calcext:value-type="float">
            <text:p>-0,9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3415809878736" calcext:value-type="float">
            <text:p>-0,5934</text:p>
          </table:table-cell>
          <table:table-cell office:value-type="float" office:value="-0.983545721725493" calcext:value-type="float">
            <text:p>-0,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6033423615535" calcext:value-type="float">
            <text:p>-0,8560</text:p>
          </table:table-cell>
          <table:table-cell office:value-type="float" office:value="-0.957858945428698" calcext:value-type="float">
            <text:p>-0,9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8142078291258" calcext:value-type="float">
            <text:p>-0,9881</text:p>
          </table:table-cell>
          <table:table-cell office:value-type="float" office:value="-0.980805188224501" calcext:value-type="float">
            <text:p>-0,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4241165880018" calcext:value-type="float">
            <text:p>-0,9342</text:p>
          </table:table-cell>
          <table:table-cell office:value-type="float" office:value="-0.970868761273058" calcext:value-type="float">
            <text:p>-0,9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4126989653348" calcext:value-type="float">
            <text:p>0,3741</text:p>
          </table:table-cell>
          <table:table-cell office:value-type="float" office:value="-0.965930202409478" calcext:value-type="float">
            <text:p>-0,9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5129393026875" calcext:value-type="float">
            <text:p>-0,2551</text:p>
          </table:table-cell>
          <table:table-cell office:value-type="float" office:value="-0.97136611242617" calcext:value-type="float">
            <text:p>-0,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7512862811122" calcext:value-type="float">
            <text:p>-0,6975</text:p>
          </table:table-cell>
          <table:table-cell office:value-type="float" office:value="-0.992956659675853" calcext:value-type="float">
            <text:p>-0,9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90877631277" calcext:value-type="float">
            <text:p>-0,1791</text:p>
          </table:table-cell>
          <table:table-cell office:value-type="float" office:value="-0.986013851365683" calcext:value-type="float">
            <text:p>-0,9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48885881231757" calcext:value-type="float">
            <text:p>-0,0349</text:p>
          </table:table-cell>
          <table:table-cell office:value-type="float" office:value="-0.999256920863037" calcext:value-type="float">
            <text:p>-0,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31201870537" calcext:value-type="float">
            <text:p>0,4163</text:p>
          </table:table-cell>
          <table:table-cell office:value-type="float" office:value="0.999999999999998" calcext:value-type="float">
            <text:p>1,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697531946209" calcext:value-type="float">
            <text:p>0,4517</text:p>
          </table:table-cell>
          <table:table-cell office:value-type="float" office:value="0.997908052042091" calcext:value-type="float">
            <text:p>0,9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196870212119" calcext:value-type="float">
            <text:p>0,5082</text:p>
          </table:table-cell>
          <table:table-cell office:value-type="float" office:value="0.981871524576137" calcext:value-type="float">
            <text:p>0,9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1682040557563" calcext:value-type="float">
            <text:p>0,6117</text:p>
          </table:table-cell>
          <table:table-cell office:value-type="float" office:value="0.991898601169032" calcext:value-type="float">
            <text:p>0,9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6043932909009" calcext:value-type="float">
            <text:p>0,3860</text:p>
          </table:table-cell>
          <table:table-cell office:value-type="float" office:value="0.999561671122175" calcext:value-type="float">
            <text:p>0,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507476001934" calcext:value-type="float">
            <text:p>0,4955</text:p>
          </table:table-cell>
          <table:table-cell office:value-type="float" office:value="0.967715073514652" calcext:value-type="float">
            <text:p>0,9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2259573644184" calcext:value-type="float">
            <text:p>0,8823</text:p>
          </table:table-cell>
          <table:table-cell office:value-type="float" office:value="0.976946648426512" calcext:value-type="float">
            <text:p>0,9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6593109978953" calcext:value-type="float">
            <text:p>0,2966</text:p>
          </table:table-cell>
          <table:table-cell office:value-type="float" office:value="0.999760869293855" calcext:value-type="float">
            <text:p>0,9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185435524472" calcext:value-type="float">
            <text:p>0,8172</text:p>
          </table:table-cell>
          <table:table-cell office:value-type="float" office:value="0.95904252031191" calcext:value-type="float">
            <text:p>0,9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5466349409295" calcext:value-type="float">
            <text:p>0,3455</text:p>
          </table:table-cell>
          <table:table-cell office:value-type="float" office:value="0.959020657856744" calcext:value-type="float">
            <text:p>0,9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1044974962962" calcext:value-type="float">
            <text:p>0,8110</text:p>
          </table:table-cell>
          <table:table-cell office:value-type="float" office:value="0.959815264747014" calcext:value-type="float">
            <text:p>0,9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2821145162712" calcext:value-type="float">
            <text:p>0,6828</text:p>
          </table:table-cell>
          <table:table-cell office:value-type="float" office:value="0.953254086530142" calcext:value-type="float">
            <text:p>0,9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184325231868" calcext:value-type="float">
            <text:p>0,9232</text:p>
          </table:table-cell>
          <table:table-cell office:value-type="float" office:value="0.965254388921989" calcext:value-type="float">
            <text:p>0,9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507597268174" calcext:value-type="float">
            <text:p>0,8345</text:p>
          </table:table-cell>
          <table:table-cell office:value-type="float" office:value="0.942797587038563" calcext:value-type="float">
            <text:p>0,9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722073780889" calcext:value-type="float">
            <text:p>0,4327</text:p>
          </table:table-cell>
          <table:table-cell office:value-type="float" office:value="0.937464190296229" calcext:value-type="float">
            <text:p>0,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3942197349591" calcext:value-type="float">
            <text:p>0,2939</text:p>
          </table:table-cell>
          <table:table-cell office:value-type="float" office:value="0.973803864776211" calcext:value-type="float">
            <text:p>0,9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3838960757058" calcext:value-type="float">
            <text:p>0,6538</text:p>
          </table:table-cell>
          <table:table-cell office:value-type="float" office:value="0.895204976454743" calcext:value-type="float">
            <text:p>0,8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5344366159595" calcext:value-type="float">
            <text:p>0,8153</text:p>
          </table:table-cell>
          <table:table-cell office:value-type="float" office:value="0.869464651045803" calcext:value-type="float">
            <text:p>0,8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4024670827507" calcext:value-type="float">
            <text:p>0,1840</text:p>
          </table:table-cell>
          <table:table-cell office:value-type="float" office:value="0.948868466078977" calcext:value-type="float">
            <text:p>0,9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6645079789689" calcext:value-type="float">
            <text:p>0,8666</text:p>
          </table:table-cell>
          <table:table-cell office:value-type="float" office:value="0.937377427582727" calcext:value-type="float">
            <text:p>0,9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768543316708" calcext:value-type="float">
            <text:p>0,5338</text:p>
          </table:table-cell>
          <table:table-cell office:value-type="float" office:value="0.865840411441635" calcext:value-type="float">
            <text:p>0,8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8467741750694" calcext:value-type="float">
            <text:p>0,6985</text:p>
          </table:table-cell>
          <table:table-cell office:value-type="float" office:value="0.927557177822256" calcext:value-type="float">
            <text:p>0,9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6825832396609" calcext:value-type="float">
            <text:p>0,1868</text:p>
          </table:table-cell>
          <table:table-cell office:value-type="float" office:value="0.907775703893837" calcext:value-type="float">
            <text:p>0,9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656472671285" calcext:value-type="float">
            <text:p>0,8266</text:p>
          </table:table-cell>
          <table:table-cell office:value-type="float" office:value="0.932533594538854" calcext:value-type="float">
            <text:p>0,9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06904591485" calcext:value-type="float">
            <text:p>0,8511</text:p>
          </table:table-cell>
          <table:table-cell office:value-type="float" office:value="0.942677656062967" calcext:value-type="float">
            <text:p>0,9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9790439960065" calcext:value-type="float">
            <text:p>0,7098</text:p>
          </table:table-cell>
          <table:table-cell office:value-type="float" office:value="0.892041770564728" calcext:value-type="float">
            <text:p>0,8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0301222226279" calcext:value-type="float">
            <text:p>0,7703</text:p>
          </table:table-cell>
          <table:table-cell office:value-type="float" office:value="0.900930881497469" calcext:value-type="float">
            <text:p>0,9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732648724596" calcext:value-type="float">
            <text:p>0,4817</text:p>
          </table:table-cell>
          <table:table-cell office:value-type="float" office:value="0.867503803280801" calcext:value-type="float">
            <text:p>0,8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491838588695" calcext:value-type="float">
            <text:p>0,3985</text:p>
          </table:table-cell>
          <table:table-cell office:value-type="float" office:value="0.990382780755895" calcext:value-type="float">
            <text:p>0,9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3714437912998" calcext:value-type="float">
            <text:p>0,9637</text:p>
          </table:table-cell>
          <table:table-cell office:value-type="float" office:value="0.931441139983025" calcext:value-type="float">
            <text:p>0,9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973525283512" calcext:value-type="float">
            <text:p>0,4160</text:p>
          </table:table-cell>
          <table:table-cell office:value-type="float" office:value="0.86748011075018" calcext:value-type="float">
            <text:p>0,8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3141223891112" calcext:value-type="float">
            <text:p>0,7331</text:p>
          </table:table-cell>
          <table:table-cell office:value-type="float" office:value="0.766978384867819" calcext:value-type="float">
            <text:p>0,7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620089576927" calcext:value-type="float">
            <text:p>0,5066</text:p>
          </table:table-cell>
          <table:table-cell office:value-type="float" office:value="0.820543868140537" calcext:value-type="float">
            <text:p>0,8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171316247757" calcext:value-type="float">
            <text:p>0,9982</text:p>
          </table:table-cell>
          <table:table-cell office:value-type="float" office:value="0.969954761410232" calcext:value-type="float">
            <text:p>0,9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6402495859764" calcext:value-type="float">
            <text:p>0,7564</text:p>
          </table:table-cell>
          <table:table-cell office:value-type="float" office:value="0.99374386201129" calcext:value-type="float">
            <text:p>0,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3883451165287" calcext:value-type="float">
            <text:p>0,2839</text:p>
          </table:table-cell>
          <table:table-cell office:value-type="float" office:value="0.644278038904461" calcext:value-type="float">
            <text:p>0,6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067888378799" calcext:value-type="float">
            <text:p>0,7231</text:p>
          </table:table-cell>
          <table:table-cell office:value-type="float" office:value="0.668654279660946" calcext:value-type="float">
            <text:p>0,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6205556905125" calcext:value-type="float">
            <text:p>0,3962</text:p>
          </table:table-cell>
          <table:table-cell office:value-type="float" office:value="0.926584046950981" calcext:value-type="float">
            <text:p>0,9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795960300732" calcext:value-type="float">
            <text:p>0,5578</text:p>
          </table:table-cell>
          <table:table-cell office:value-type="float" office:value="0.938683245629425" calcext:value-type="float">
            <text:p>0,9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735458914019" calcext:value-type="float">
            <text:p>0,9867</text:p>
          </table:table-cell>
          <table:table-cell office:value-type="float" office:value="0.978602876769172" calcext:value-type="float">
            <text:p>0,9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5016143998696" calcext:value-type="float">
            <text:p>0,6450</text:p>
          </table:table-cell>
          <table:table-cell office:value-type="float" office:value="0.97260776680694" calcext:value-type="float">
            <text:p>0,9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3447373388742" calcext:value-type="float">
            <text:p>0,2234</text:p>
          </table:table-cell>
          <table:table-cell office:value-type="float" office:value="0.584932323221502" calcext:value-type="float">
            <text:p>0,5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432205950641" calcext:value-type="float">
            <text:p>0,3643</text:p>
          </table:table-cell>
          <table:table-cell office:value-type="float" office:value="0.894678514975605" calcext:value-type="float">
            <text:p>0,8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3930128259033" calcext:value-type="float">
            <text:p>0,1539</text:p>
          </table:table-cell>
          <table:table-cell office:value-type="float" office:value="0.943516247133568" calcext:value-type="float">
            <text:p>0,9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6101939421035" calcext:value-type="float">
            <text:p>0,8361</text:p>
          </table:table-cell>
          <table:table-cell office:value-type="float" office:value="0.800671492852661" calcext:value-type="float">
            <text:p>0,8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065732832044" calcext:value-type="float">
            <text:p>0,9781</text:p>
          </table:table-cell>
          <table:table-cell office:value-type="float" office:value="0.594421628659693" calcext:value-type="float">
            <text:p>0,5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712692072872" calcext:value-type="float">
            <text:p>0,9787</text:p>
          </table:table-cell>
          <table:table-cell office:value-type="float" office:value="0.742640640446524" calcext:value-type="float">
            <text:p>0,7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0612831755266" calcext:value-type="float">
            <text:p>0,3406</text:p>
          </table:table-cell>
          <table:table-cell office:value-type="float" office:value="0.608543490178391" calcext:value-type="float">
            <text:p>0,6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6532854509621" calcext:value-type="float">
            <text:p>0,8065</text:p>
          </table:table-cell>
          <table:table-cell office:value-type="float" office:value="0.887518302260138" calcext:value-type="float">
            <text:p>0,8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1637830873561" calcext:value-type="float">
            <text:p>0,5216</text:p>
          </table:table-cell>
          <table:table-cell office:value-type="float" office:value="0.811245773786052" calcext:value-type="float">
            <text:p>0,8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6550808712857" calcext:value-type="float">
            <text:p>0,6866</text:p>
          </table:table-cell>
          <table:table-cell office:value-type="float" office:value="0.875021889594534" calcext:value-type="float">
            <text:p>0,8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236061568532" calcext:value-type="float">
            <text:p>0,2122</text:p>
          </table:table-cell>
          <table:table-cell office:value-type="float" office:value="0.828225276693985" calcext:value-type="float">
            <text:p>0,8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003565370864" calcext:value-type="float">
            <text:p>0,7240</text:p>
          </table:table-cell>
          <table:table-cell office:value-type="float" office:value="0.825610967474914" calcext:value-type="float">
            <text:p>0,8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9730556635275" calcext:value-type="float">
            <text:p>0,9797</text:p>
          </table:table-cell>
          <table:table-cell office:value-type="float" office:value="0.765090575568736" calcext:value-type="float">
            <text:p>0,7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6375888058176" calcext:value-type="float">
            <text:p>0,2764</text:p>
          </table:table-cell>
          <table:table-cell office:value-type="float" office:value="0.866524208704877" calcext:value-type="float">
            <text:p>0,8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6769028694903" calcext:value-type="float">
            <text:p>0,5868</text:p>
          </table:table-cell>
          <table:table-cell office:value-type="float" office:value="0.820446293063723" calcext:value-type="float">
            <text:p>0,8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224418242718" calcext:value-type="float">
            <text:p>0,1922</text:p>
          </table:table-cell>
          <table:table-cell office:value-type="float" office:value="0.71988197339656" calcext:value-type="float">
            <text:p>0,7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0603050809519" calcext:value-type="float">
            <text:p>0,6306</text:p>
          </table:table-cell>
          <table:table-cell office:value-type="float" office:value="0.566846526180586" calcext:value-type="float">
            <text:p>0,5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0030229107101" calcext:value-type="float">
            <text:p>0,7300</text:p>
          </table:table-cell>
          <table:table-cell office:value-type="float" office:value="0.531891033999785" calcext:value-type="float">
            <text:p>0,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7093350871449" calcext:value-type="float">
            <text:p>0,8071</text:p>
          </table:table-cell>
          <table:table-cell office:value-type="float" office:value="0.892975748305062" calcext:value-type="float">
            <text:p>0,8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234155166523" calcext:value-type="float">
            <text:p>0,5412</text:p>
          </table:table-cell>
          <table:table-cell office:value-type="float" office:value="0.787944990836273" calcext:value-type="float">
            <text:p>0,7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772773968595" calcext:value-type="float">
            <text:p>0,7977</text:p>
          </table:table-cell>
          <table:table-cell office:value-type="float" office:value="0.703740307220511" calcext:value-type="float">
            <text:p>0,7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0053810898612" calcext:value-type="float">
            <text:p>0,8201</text:p>
          </table:table-cell>
          <table:table-cell office:value-type="float" office:value="0.898564532958907" calcext:value-type="float">
            <text:p>0,8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825784320195" calcext:value-type="float">
            <text:p>0,9888</text:p>
          </table:table-cell>
          <table:table-cell office:value-type="float" office:value="0.706652709628895" calcext:value-type="float">
            <text:p>0,7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30313336923" calcext:value-type="float">
            <text:p>0,5113</text:p>
          </table:table-cell>
          <table:table-cell office:value-type="float" office:value="0.525998853415858" calcext:value-type="float">
            <text:p>0,5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7034423989568" calcext:value-type="float">
            <text:p>0,8270</text:p>
          </table:table-cell>
          <table:table-cell office:value-type="float" office:value="0.447310413072834" calcext:value-type="float">
            <text:p>0,4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8213530254119" calcext:value-type="float">
            <text:p>0,2782</text:p>
          </table:table-cell>
          <table:table-cell office:value-type="float" office:value="0.739339310780505" calcext:value-type="float">
            <text:p>0,7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7474687520185" calcext:value-type="float">
            <text:p>0,8875</text:p>
          </table:table-cell>
          <table:table-cell office:value-type="float" office:value="0.719954005957106" calcext:value-type="float">
            <text:p>0,7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4018750167494" calcext:value-type="float">
            <text:p>0,9640</text:p>
          </table:table-cell>
          <table:table-cell office:value-type="float" office:value="0.458661516429377" calcext:value-type="float">
            <text:p>0,4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172900392619" calcext:value-type="float">
            <text:p>0,8217</text:p>
          </table:table-cell>
          <table:table-cell office:value-type="float" office:value="0.725579742792051" calcext:value-type="float">
            <text:p>0,7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662117794384" calcext:value-type="float">
            <text:p>0,5837</text:p>
          </table:table-cell>
          <table:table-cell office:value-type="float" office:value="0.508927476320764" calcext:value-type="float">
            <text:p>0,5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5489253652957" calcext:value-type="float">
            <text:p>0,3855</text:p>
          </table:table-cell>
          <table:table-cell office:value-type="float" office:value="0.652478951822613" calcext:value-type="float">
            <text:p>0,6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778635876969" calcext:value-type="float">
            <text:p>0,6278</text:p>
          </table:table-cell>
          <table:table-cell office:value-type="float" office:value="0.647793183853126" calcext:value-type="float">
            <text:p>0,6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1536221279069" calcext:value-type="float">
            <text:p>0,3615</text:p>
          </table:table-cell>
          <table:table-cell office:value-type="float" office:value="0.281390790780879" calcext:value-type="float">
            <text:p>0,2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295189704351" calcext:value-type="float">
            <text:p>0,2993</text:p>
          </table:table-cell>
          <table:table-cell office:value-type="float" office:value="0.330053503980054" calcext:value-type="float">
            <text:p>0,3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2548292913694" calcext:value-type="float">
            <text:p>0,7625</text:p>
          </table:table-cell>
          <table:table-cell office:value-type="float" office:value="0.262458892637948" calcext:value-type="float">
            <text:p>0,2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354397097833" calcext:value-type="float">
            <text:p>0,6635</text:p>
          </table:table-cell>
          <table:table-cell office:value-type="float" office:value="0.845231302946292" calcext:value-type="float">
            <text:p>0,8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5534940528301" calcext:value-type="float">
            <text:p>0,6855</text:p>
          </table:table-cell>
          <table:table-cell office:value-type="float" office:value="0.687317129053974" calcext:value-type="float">
            <text:p>0,6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0810986047663" calcext:value-type="float">
            <text:p>0,8108</text:p>
          </table:table-cell>
          <table:table-cell office:value-type="float" office:value="0.5286935871557" calcext:value-type="float">
            <text:p>0,5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4536725891826" calcext:value-type="float">
            <text:p>0,8645</text:p>
          </table:table-cell>
          <table:table-cell office:value-type="float" office:value="0.37008314810067" calcext:value-type="float">
            <text:p>0,3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934400133083" calcext:value-type="float">
            <text:p>0,5389</text:p>
          </table:table-cell>
          <table:table-cell office:value-type="float" office:value="0.256793821321585" calcext:value-type="float">
            <text:p>0,2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811345527745" calcext:value-type="float">
            <text:p>0,7248</text:p>
          </table:table-cell>
          <table:table-cell office:value-type="float" office:value="0.201263046356174" calcext:value-type="float">
            <text:p>0,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426669907775" calcext:value-type="float">
            <text:p>0,3424</text:p>
          </table:table-cell>
          <table:table-cell office:value-type="float" office:value="0.842506290446204" calcext:value-type="float">
            <text:p>0,8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625973687129" calcext:value-type="float">
            <text:p>0,5876</text:p>
          </table:table-cell>
          <table:table-cell office:value-type="float" office:value="0.153869517832424" calcext:value-type="float">
            <text:p>0,1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4668888770851" calcext:value-type="float">
            <text:p>0,7747</text:p>
          </table:table-cell>
          <table:table-cell office:value-type="float" office:value="0.40519263329563" calcext:value-type="float">
            <text:p>0,4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2006921321035" calcext:value-type="float">
            <text:p>0,8820</text:p>
          </table:table-cell>
          <table:table-cell office:value-type="float" office:value="0.337473776317692" calcext:value-type="float">
            <text:p>0,3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8575453129975" calcext:value-type="float">
            <text:p>0,6286</text:p>
          </table:table-cell>
          <table:table-cell office:value-type="float" office:value="0.837589674837665" calcext:value-type="float">
            <text:p>0,8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384745079738" calcext:value-type="float">
            <text:p>0,5094</text:p>
          </table:table-cell>
          <table:table-cell office:value-type="float" office:value="0.473753284301422" calcext:value-type="float">
            <text:p>0,4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881589383539" calcext:value-type="float">
            <text:p>0,4039</text:p>
          </table:table-cell>
          <table:table-cell office:value-type="float" office:value="0.597729628032963" calcext:value-type="float">
            <text:p>0,5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0206915677409" calcext:value-type="float">
            <text:p>0,4802</text:p>
          </table:table-cell>
          <table:table-cell office:value-type="float" office:value="0.999011777389314" calcext:value-type="float">
            <text:p>0,9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1266616109235" calcext:value-type="float">
            <text:p>0,8813</text:p>
          </table:table-cell>
          <table:table-cell office:value-type="float" office:value="0.233153497015164" calcext:value-type="float">
            <text:p>0,2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2178073532001" calcext:value-type="float">
            <text:p>0,6122</text:p>
          </table:table-cell>
          <table:table-cell office:value-type="float" office:value="0.587145160322363" calcext:value-type="float">
            <text:p>0,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4038010585481" calcext:value-type="float">
            <text:p>0,3940</text:p>
          </table:table-cell>
          <table:table-cell office:value-type="float" office:value="0.504269181870667" calcext:value-type="float">
            <text:p>0,5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604615408312" calcext:value-type="float">
            <text:p>0,9856</text:p>
          </table:table-cell>
          <table:table-cell office:value-type="float" office:value="0.827445685241433" calcext:value-type="float">
            <text:p>0,8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211824241744" calcext:value-type="float">
            <text:p>0,5872</text:p>
          </table:table-cell>
          <table:table-cell office:value-type="float" office:value="0.386982108421618" calcext:value-type="float">
            <text:p>0,3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1564348187087" calcext:value-type="float">
            <text:p>0,7016</text:p>
          </table:table-cell>
          <table:table-cell office:value-type="float" office:value="0.758760283055071" calcext:value-type="float">
            <text:p>0,7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057934322181" calcext:value-type="float">
            <text:p>0,3751</text:p>
          </table:table-cell>
          <table:table-cell office:value-type="float" office:value="0.591388804968274" calcext:value-type="float">
            <text:p>0,5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6229828756932" calcext:value-type="float">
            <text:p>0,7362</text:p>
          </table:table-cell>
          <table:table-cell office:value-type="float" office:value="0.914669562152751" calcext:value-type="float">
            <text:p>0,9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8090455806498" calcext:value-type="float">
            <text:p>0,8681</text:p>
          </table:table-cell>
          <table:table-cell office:value-type="float" office:value="0.0608089370496322" calcext:value-type="float">
            <text:p>0,0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5393971669819" calcext:value-type="float">
            <text:p>0,3054</text:p>
          </table:table-cell>
          <table:table-cell office:value-type="float" office:value="0.558172688036482" calcext:value-type="float">
            <text:p>0,5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168415991656" calcext:value-type="float">
            <text:p>0,4982</text:p>
          </table:table-cell>
          <table:table-cell office:value-type="float" office:value="0.954837578975636" calcext:value-type="float">
            <text:p>0,9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5323097680074" calcext:value-type="float">
            <text:p>0,6853</text:p>
          </table:table-cell>
          <table:table-cell office:value-type="float" office:value="0.4041870072233" calcext:value-type="float">
            <text:p>0,4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13293836446" calcext:value-type="float">
            <text:p>0,5451</text:p>
          </table:table-cell>
          <table:table-cell office:value-type="float" office:value="0.890275242402978" calcext:value-type="float">
            <text:p>0,8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3572323431233" calcext:value-type="float">
            <text:p>0,6936</text:p>
          </table:table-cell>
          <table:table-cell office:value-type="float" office:value="0.0461831255398499" calcext:value-type="float">
            <text:p>0,0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106725412543" calcext:value-type="float">
            <text:p>0,4681</text:p>
          </table:table-cell>
          <table:table-cell office:value-type="float" office:value="0.0323313250918866" calcext:value-type="float">
            <text:p>0,0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9498516763197" calcext:value-type="float">
            <text:p>0,7295</text:p>
          </table:table-cell>
          <table:table-cell office:value-type="float" office:value="0.373517819860967" calcext:value-type="float">
            <text:p>0,3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072980744526" calcext:value-type="float">
            <text:p>0,5291</text:p>
          </table:table-cell>
          <table:table-cell office:value-type="float" office:value="0.694161385321583" calcext:value-type="float">
            <text:p>0,6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801846310759" calcext:value-type="float">
            <text:p>0,8280</text:p>
          </table:table-cell>
          <table:table-cell office:value-type="float" office:value="0.621240926365718" calcext:value-type="float">
            <text:p>0,6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232207361095" calcext:value-type="float">
            <text:p>0,3823</text:p>
          </table:table-cell>
          <table:table-cell office:value-type="float" office:value="0.742733707370212" calcext:value-type="float">
            <text:p>0,7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1277842168099" calcext:value-type="float">
            <text:p>0,3613</text:p>
          </table:table-cell>
          <table:table-cell office:value-type="float" office:value="0.693575652407804" calcext:value-type="float">
            <text:p>0,6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9737581950858" calcext:value-type="float">
            <text:p>0,6997</text:p>
          </table:table-cell>
          <table:table-cell office:value-type="float" office:value="0.567532989731379" calcext:value-type="float">
            <text:p>0,5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4761610455684" calcext:value-type="float">
            <text:p>0,6948</text:p>
          </table:table-cell>
          <table:table-cell office:value-type="float" office:value="0.00958402681433726" calcext:value-type="float">
            <text:p>0,0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7996665759293" calcext:value-type="float">
            <text:p>0,8480</text:p>
          </table:table-cell>
          <table:table-cell office:value-type="float" office:value="0.109108928130951" calcext:value-type="float">
            <text:p>0,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6411057766646" calcext:value-type="float">
            <text:p>0,8664</text:p>
          </table:table-cell>
          <table:table-cell office:value-type="float" office:value="0.295861940899139" calcext:value-type="float">
            <text:p>0,2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4235554480012" calcext:value-type="float">
            <text:p>0,8642</text:p>
          </table:table-cell>
          <table:table-cell office:value-type="float" office:value="0.978133038075497" calcext:value-type="float">
            <text:p>0,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727972021493" calcext:value-type="float">
            <text:p>0,4877</text:p>
          </table:table-cell>
          <table:table-cell office:value-type="float" office:value="0.800613124924091" calcext:value-type="float">
            <text:p>0,8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3661679766455" calcext:value-type="float">
            <text:p>0,8137</text:p>
          </table:table-cell>
          <table:table-cell office:value-type="float" office:value="0.545165745969472" calcext:value-type="float">
            <text:p>0,5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6065694445447" calcext:value-type="float">
            <text:p>0,9261</text:p>
          </table:table-cell>
          <table:table-cell office:value-type="float" office:value="0.673827035842628" calcext:value-type="float">
            <text:p>0,6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2809844108991" calcext:value-type="float">
            <text:p>0,6728</text:p>
          </table:table-cell>
          <table:table-cell office:value-type="float" office:value="0.7920284860109" calcext:value-type="float">
            <text:p>0,7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8811304614764" calcext:value-type="float">
            <text:p>0,8988</text:p>
          </table:table-cell>
          <table:table-cell office:value-type="float" office:value="-0.135160198028909" calcext:value-type="float">
            <text:p>-0,1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3727300633768" calcext:value-type="float">
            <text:p>0,6837</text:p>
          </table:table-cell>
          <table:table-cell office:value-type="float" office:value="0.914157795561643" calcext:value-type="float">
            <text:p>0,9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6259924255328" calcext:value-type="float">
            <text:p>0,7163</text:p>
          </table:table-cell>
          <table:table-cell office:value-type="float" office:value="0.925278137095619" calcext:value-type="float">
            <text:p>0,9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148292767974" calcext:value-type="float">
            <text:p>0,5151</text:p>
          </table:table-cell>
          <table:table-cell office:value-type="float" office:value="-0.111842879207432" calcext:value-type="float">
            <text:p>-0,1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6727625015182" calcext:value-type="float">
            <text:p>0,5967</text:p>
          </table:table-cell>
          <table:table-cell office:value-type="float" office:value="0.282240687566366" calcext:value-type="float">
            <text:p>0,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0392925081766" calcext:value-type="float">
            <text:p>0,4704</text:p>
          </table:table-cell>
          <table:table-cell office:value-type="float" office:value="0.847761830443512" calcext:value-type="float">
            <text:p>0,8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0594184664965" calcext:value-type="float">
            <text:p>0,8906</text:p>
          </table:table-cell>
          <table:table-cell office:value-type="float" office:value="-0.184316630675988" calcext:value-type="float">
            <text:p>-0,1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7051522590402" calcext:value-type="float">
            <text:p>0,9671</text:p>
          </table:table-cell>
          <table:table-cell office:value-type="float" office:value="0.539332389296359" calcext:value-type="float">
            <text:p>0,5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352689441195" calcext:value-type="float">
            <text:p>0,5354</text:p>
          </table:table-cell>
          <table:table-cell office:value-type="float" office:value="-0.214440469745482" calcext:value-type="float">
            <text:p>-0,2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928114129026" calcext:value-type="float">
            <text:p>0,4539</text:p>
          </table:table-cell>
          <table:table-cell office:value-type="float" office:value="0.33693128557462" calcext:value-type="float">
            <text:p>0,3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0839937362247" calcext:value-type="float">
            <text:p>0,8908</text:p>
          </table:table-cell>
          <table:table-cell office:value-type="float" office:value="0.238532878598655" calcext:value-type="float">
            <text:p>0,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964247890358" calcext:value-type="float">
            <text:p>0,5290</text:p>
          </table:table-cell>
          <table:table-cell office:value-type="float" office:value="0.729510388204032" calcext:value-type="float">
            <text:p>0,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7659834929962" calcext:value-type="float">
            <text:p>0,9677</text:p>
          </table:table-cell>
          <table:table-cell office:value-type="float" office:value="0.877439179282156" calcext:value-type="float">
            <text:p>0,8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383453701091" calcext:value-type="float">
            <text:p>0,4714</text:p>
          </table:table-cell>
          <table:table-cell office:value-type="float" office:value="0.413579586810702" calcext:value-type="float">
            <text:p>0,4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8189804214403" calcext:value-type="float">
            <text:p>0,5982</text:p>
          </table:table-cell>
          <table:table-cell office:value-type="float" office:value="0.752909100321281" calcext:value-type="float">
            <text:p>0,7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6527508083648" calcext:value-type="float">
            <text:p>0,8265</text:p>
          </table:table-cell>
          <table:table-cell office:value-type="float" office:value="0.771740980754365" calcext:value-type="float">
            <text:p>0,7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2877783268135" calcext:value-type="float">
            <text:p>0,7829</text:p>
          </table:table-cell>
          <table:table-cell office:value-type="float" office:value="0.6999265499873" calcext:value-type="float">
            <text:p>0,6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787430485746" calcext:value-type="float">
            <text:p>0,9398</text:p>
          </table:table-cell>
          <table:table-cell office:value-type="float" office:value="0.969959997465474" calcext:value-type="float">
            <text:p>0,9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290843746935" calcext:value-type="float">
            <text:p>0,4813</text:p>
          </table:table-cell>
          <table:table-cell office:value-type="float" office:value="-0.0108274100675286" calcext:value-type="float">
            <text:p>-0,0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094548026845" calcext:value-type="float">
            <text:p>0,8091</text:p>
          </table:table-cell>
          <table:table-cell office:value-type="float" office:value="0.791591532496345" calcext:value-type="float">
            <text:p>0,7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1754433897957" calcext:value-type="float">
            <text:p>0,7818</text:p>
          </table:table-cell>
          <table:table-cell office:value-type="float" office:value="-0.371197823773304" calcext:value-type="float">
            <text:p>-0,3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061971671361" calcext:value-type="float">
            <text:p>0,6061</text:p>
          </table:table-cell>
          <table:table-cell office:value-type="float" office:value="0.129180732439735" calcext:value-type="float">
            <text:p>0,1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021909373108" calcext:value-type="float">
            <text:p>0,8340</text:p>
          </table:table-cell>
          <table:table-cell office:value-type="float" office:value="0.868964130327777" calcext:value-type="float">
            <text:p>0,8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1761031847192" calcext:value-type="float">
            <text:p>0,7118</text:p>
          </table:table-cell>
          <table:table-cell office:value-type="float" office:value="0.759319304315415" calcext:value-type="float">
            <text:p>0,7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3009671999736" calcext:value-type="float">
            <text:p>0,8130</text:p>
          </table:table-cell>
          <table:table-cell office:value-type="float" office:value="-0.225304796140343" calcext:value-type="float">
            <text:p>-0,2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555380375392" calcext:value-type="float">
            <text:p>0,5126</text:p>
          </table:table-cell>
          <table:table-cell office:value-type="float" office:value="0.257987111524442" calcext:value-type="float">
            <text:p>0,2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854920286937" calcext:value-type="float">
            <text:p>0,9019</text:p>
          </table:table-cell>
          <table:table-cell office:value-type="float" office:value="-0.248043542132304" calcext:value-type="float">
            <text:p>-0,2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7036731102569" calcext:value-type="float">
            <text:p>0,9570</text:p>
          </table:table-cell>
          <table:table-cell office:value-type="float" office:value="0.558084731969895" calcext:value-type="float">
            <text:p>0,5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420272080095" calcext:value-type="float">
            <text:p>0,5254</text:p>
          </table:table-cell>
          <table:table-cell office:value-type="float" office:value="0.978886356525997" calcext:value-type="float">
            <text:p>0,9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003388899207" calcext:value-type="float">
            <text:p>0,7230</text:p>
          </table:table-cell>
          <table:table-cell office:value-type="float" office:value="0.413467378248234" calcext:value-type="float">
            <text:p>0,4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4789631034509" calcext:value-type="float">
            <text:p>0,9848</text:p>
          </table:table-cell>
          <table:table-cell office:value-type="float" office:value="0.058274537389626" calcext:value-type="float">
            <text:p>0,0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558958770493" calcext:value-type="float">
            <text:p>0,6056</text:p>
          </table:table-cell>
          <table:table-cell office:value-type="float" office:value="-0.481469811727652" calcext:value-type="float">
            <text:p>-0,4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8841667033489" calcext:value-type="float">
            <text:p>0,8588</text:p>
          </table:table-cell>
          <table:table-cell office:value-type="float" office:value="0.72050860443964" calcext:value-type="float">
            <text:p>0,7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0772308423903" calcext:value-type="float">
            <text:p>0,6408</text:p>
          </table:table-cell>
          <table:table-cell office:value-type="float" office:value="-0.0398730928220449" calcext:value-type="float">
            <text:p>-0,0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777024910976" calcext:value-type="float">
            <text:p>0,6058</text:p>
          </table:table-cell>
          <table:table-cell office:value-type="float" office:value="0.923840700176182" calcext:value-type="float">
            <text:p>0,9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821126218083" calcext:value-type="float">
            <text:p>0,5708</text:p>
          </table:table-cell>
          <table:table-cell office:value-type="float" office:value="0.901302090581702" calcext:value-type="float">
            <text:p>0,9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434072383862" calcext:value-type="float">
            <text:p>0,4784</text:p>
          </table:table-cell>
          <table:table-cell office:value-type="float" office:value="-0.00507116892377413" calcext:value-type="float">
            <text:p>-0,0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3701536870038" calcext:value-type="float">
            <text:p>0,9737</text:p>
          </table:table-cell>
          <table:table-cell office:value-type="float" office:value="0.662791292642741" calcext:value-type="float">
            <text:p>0,6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0261679640618" calcext:value-type="float">
            <text:p>0,7103</text:p>
          </table:table-cell>
          <table:table-cell office:value-type="float" office:value="-0.497115006561398" calcext:value-type="float">
            <text:p>-0,4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2687101842196" calcext:value-type="float">
            <text:p>0,8127</text:p>
          </table:table-cell>
          <table:table-cell office:value-type="float" office:value="-0.0248361629282606" calcext:value-type="float">
            <text:p>-0,0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602453089523" calcext:value-type="float">
            <text:p>0,9816</text:p>
          </table:table-cell>
          <table:table-cell office:value-type="float" office:value="0.812203424146824" calcext:value-type="float">
            <text:p>0,8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963893234308" calcext:value-type="float">
            <text:p>0,6160</text:p>
          </table:table-cell>
          <table:table-cell office:value-type="float" office:value="-0.584362518183027" calcext:value-type="float">
            <text:p>-0,5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761585619057" calcext:value-type="float">
            <text:p>0,9576</text:p>
          </table:table-cell>
          <table:table-cell office:value-type="float" office:value="-0.0866795431415512" calcext:value-type="float">
            <text:p>-0,0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807357043728" calcext:value-type="float">
            <text:p>0,6781</text:p>
          </table:table-cell>
          <table:table-cell office:value-type="float" office:value="0.0258542128536534" calcext:value-type="float">
            <text:p>0,0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4748955184228" calcext:value-type="float">
            <text:p>0,7647</text:p>
          </table:table-cell>
          <table:table-cell office:value-type="float" office:value="0.370153208225169" calcext:value-type="float">
            <text:p>0,3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3885194816472" calcext:value-type="float">
            <text:p>0,9839</text:p>
          </table:table-cell>
          <table:table-cell office:value-type="float" office:value="-0.618572159852935" calcext:value-type="float">
            <text:p>-0,6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3484694624383" calcext:value-type="float">
            <text:p>0,7635</text:p>
          </table:table-cell>
          <table:table-cell office:value-type="float" office:value="0.351480062349759" calcext:value-type="float">
            <text:p>0,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348311940801" calcext:value-type="float">
            <text:p>0,6243</text:p>
          </table:table-cell>
          <table:table-cell office:value-type="float" office:value="-0.613672408104176" calcext:value-type="float">
            <text:p>-0,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5914458459395" calcext:value-type="float">
            <text:p>0,8259</text:p>
          </table:table-cell>
          <table:table-cell office:value-type="float" office:value="0.393169031794176" calcext:value-type="float">
            <text:p>0,3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866019925139" calcext:value-type="float">
            <text:p>0,7249</text:p>
          </table:table-cell>
          <table:table-cell office:value-type="float" office:value="-0.281889018686723" calcext:value-type="float">
            <text:p>-0,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0612801628106" calcext:value-type="float">
            <text:p>0,8606</text:p>
          </table:table-cell>
          <table:table-cell office:value-type="float" office:value="0.778029988209927" calcext:value-type="float">
            <text:p>0,7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8975506159717" calcext:value-type="float">
            <text:p>0,7990</text:p>
          </table:table-cell>
          <table:table-cell office:value-type="float" office:value="-0.378687751144953" calcext:value-type="float">
            <text:p>-0,3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1144938841803" calcext:value-type="float">
            <text:p>0,8411</text:p>
          </table:table-cell>
          <table:table-cell office:value-type="float" office:value="0.35716132627909" calcext:value-type="float">
            <text:p>0,3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566672734347" calcext:value-type="float">
            <text:p>0,5606</text:p>
          </table:table-cell>
          <table:table-cell office:value-type="float" office:value="-0.156443218450304" calcext:value-type="float">
            <text:p>-0,1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782676994181" calcext:value-type="float">
            <text:p>0,5658</text:p>
          </table:table-cell>
          <table:table-cell office:value-type="float" office:value="0.339174925318976" calcext:value-type="float">
            <text:p>0,3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2117918663273" calcext:value-type="float">
            <text:p>0,7221</text:p>
          </table:table-cell>
          <table:table-cell office:value-type="float" office:value="-0.349376729420466" calcext:value-type="float">
            <text:p>-0,3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868623646095" calcext:value-type="float">
            <text:p>0,5459</text:p>
          </table:table-cell>
          <table:table-cell office:value-type="float" office:value="0.39518387885425" calcext:value-type="float">
            <text:p>0,3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9071538515814" calcext:value-type="float">
            <text:p>0,7791</text:p>
          </table:table-cell>
          <table:table-cell office:value-type="float" office:value="0.769137427159574" calcext:value-type="float">
            <text:p>0,7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231546557917" calcext:value-type="float">
            <text:p>0,6823</text:p>
          </table:table-cell>
          <table:table-cell office:value-type="float" office:value="-0.0197331772454838" calcext:value-type="float">
            <text:p>-0,0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417092101196" calcext:value-type="float">
            <text:p>0,5654</text:p>
          </table:table-cell>
          <table:table-cell office:value-type="float" office:value="-0.046999759635876" calcext:value-type="float">
            <text:p>-0,0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346406983665" calcext:value-type="float">
            <text:p>0,9863</text:p>
          </table:table-cell>
          <table:table-cell office:value-type="float" office:value="0.969156998599754" calcext:value-type="float">
            <text:p>0,9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8080478627877" calcext:value-type="float">
            <text:p>0,9181</text:p>
          </table:table-cell>
          <table:table-cell office:value-type="float" office:value="-0.519549313065399" calcext:value-type="float">
            <text:p>-0,5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0021576347361" calcext:value-type="float">
            <text:p>0,7000</text:p>
          </table:table-cell>
          <table:table-cell office:value-type="float" office:value="0.773624133829584" calcext:value-type="float">
            <text:p>0,7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996447546965" calcext:value-type="float">
            <text:p>0,8400</text:p>
          </table:table-cell>
          <table:table-cell office:value-type="float" office:value="0.256808888684797" calcext:value-type="float">
            <text:p>0,2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3897800633858" calcext:value-type="float">
            <text:p>0,6939</text:p>
          </table:table-cell>
          <table:table-cell office:value-type="float" office:value="0.560622290323664" calcext:value-type="float">
            <text:p>0,5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2204194500433" calcext:value-type="float">
            <text:p>0,7722</text:p>
          </table:table-cell>
          <table:table-cell office:value-type="float" office:value="0.656239390111295" calcext:value-type="float">
            <text:p>0,6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399906656318" calcext:value-type="float">
            <text:p>0,9234</text:p>
          </table:table-cell>
          <table:table-cell office:value-type="float" office:value="0.936327802370479" calcext:value-type="float">
            <text:p>0,9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3111034632485" calcext:value-type="float">
            <text:p>0,6031</text:p>
          </table:table-cell>
          <table:table-cell office:value-type="float" office:value="-0.3677458745259" calcext:value-type="float">
            <text:p>-0,3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404968739343" calcext:value-type="float">
            <text:p>0,6140</text:p>
          </table:table-cell>
          <table:table-cell office:value-type="float" office:value="-0.634799711596221" calcext:value-type="float">
            <text:p>-0,6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949988407217" calcext:value-type="float">
            <text:p>0,7199</text:p>
          </table:table-cell>
          <table:table-cell office:value-type="float" office:value="0.866158611517565" calcext:value-type="float">
            <text:p>0,8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0549677591813" calcext:value-type="float">
            <text:p>0,6405</text:p>
          </table:table-cell>
          <table:table-cell office:value-type="float" office:value="0.884571192726025" calcext:value-type="float">
            <text:p>0,8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4165290601963" calcext:value-type="float">
            <text:p>0,5942</text:p>
          </table:table-cell>
          <table:table-cell office:value-type="float" office:value="-0.382764414710941" calcext:value-type="float">
            <text:p>-0,3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5351397916033" calcext:value-type="float">
            <text:p>0,9554</text:p>
          </table:table-cell>
          <table:table-cell office:value-type="float" office:value="0.723734080388951" calcext:value-type="float">
            <text:p>0,7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9475936493947" calcext:value-type="float">
            <text:p>0,9295</text:p>
          </table:table-cell>
          <table:table-cell office:value-type="float" office:value="0.437990529018056" calcext:value-type="float">
            <text:p>0,4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291546465994" calcext:value-type="float">
            <text:p>0,6553</text:p>
          </table:table-cell>
          <table:table-cell office:value-type="float" office:value="0.206277496143935" calcext:value-type="float">
            <text:p>0,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7360069512552" calcext:value-type="float">
            <text:p>0,7774</text:p>
          </table:table-cell>
          <table:table-cell office:value-type="float" office:value="0.986463304357923" calcext:value-type="float">
            <text:p>0,9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8064297368802" calcext:value-type="float">
            <text:p>0,8581</text:p>
          </table:table-cell>
          <table:table-cell office:value-type="float" office:value="0.393860283896568" calcext:value-type="float">
            <text:p>0,393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21:28:16.8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RNA_20__28_trein_2b_teste_29_" style:display-name="PageStyle_Dados RNA (trein+test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sor</meta:initial-creator>
    <meta:creation-date>2019-08-23T14:56:03</meta:creation-date>
    <dc:date>2024-03-03T21:38:57.419000000</dc:date>
    <meta:generator>LibreOffice/7.5.3.2$Windows_X86_64 LibreOffice_project/9f56dff12ba03b9acd7730a5a481eea045e468f3</meta:generator>
    <meta:editing-duration>PT12M42S</meta:editing-duration>
    <meta:editing-cycles>2</meta:editing-cycles>
    <meta:document-statistic meta:table-count="2" meta:cell-count="2330" meta:object-count="0"/>
    <meta:user-defined meta:name="AppVersion">16.0300</meta:user-defined>
  </office:meta>
</office:document-meta>
</file>